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166.71pt"/>
    </style:style>
    <style:style style:name="co4" style:family="table-column">
      <style:table-column-properties fo:break-before="auto" style:column-width="120.39pt"/>
    </style:style>
    <style:style style:name="co5" style:family="table-column">
      <style:table-column-properties fo:break-before="auto" style:column-width="118.86pt"/>
    </style:style>
    <style:style style:name="co6" style:family="table-column">
      <style:table-column-properties fo:break-before="auto" style:column-width="76.39pt"/>
    </style:style>
    <style:style style:name="co7" style:family="table-column">
      <style:table-column-properties fo:break-before="auto" style:column-width="376.55pt"/>
    </style:style>
    <style:style style:name="co8" style:family="table-column">
      <style:table-column-properties fo:break-before="auto" style:column-width="127.36pt"/>
    </style:style>
    <style:style style:name="co9" style:family="table-column">
      <style:table-column-properties fo:break-before="auto" style:column-width="47.31pt"/>
    </style:style>
    <style:style style:name="co10" style:family="table-column">
      <style:table-column-properties fo:break-before="auto" style:column-width="35.74pt"/>
    </style:style>
    <style:style style:name="co11" style:family="table-column">
      <style:table-column-properties fo:break-before="auto" style:column-width="105.19pt"/>
    </style:style>
    <style:style style:name="co12" style:family="table-column">
      <style:table-column-properties fo:break-before="auto" style:column-width="38.81pt"/>
    </style:style>
    <style:style style:name="co13" style:family="table-column">
      <style:table-column-properties fo:break-before="auto" style:column-width="63.5pt"/>
    </style:style>
    <style:style style:name="co14" style:family="table-column">
      <style:table-column-properties fo:break-before="auto" style:column-width="60.2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81.81pt"/>
    </style:style>
    <style:style style:name="co17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bcc"/>
    </style:style>
    <style:style style:name="ce2" style:family="table-cell" style:parent-style-name="Default">
      <style:table-cell-properties style:shrink-to-fit="true"/>
    </style:style>
    <style:style style:name="ce7" style:family="table-cell" style:parent-style-name="Default">
      <style:table-cell-properties fo:background-color="#f04e4d"/>
    </style:style>
  </office:automatic-styles>
  <office:body>
    <office:spreadsheet>
      <table:calculation-settings table:automatic-find-labels="false" table:use-regular-expressions="false" table:use-wildcards="true"/>
      <table:table table:name="automatica_task_environments_clustered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5" table:number-columns-repeated="1006" table:default-cell-style-name="ce3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sequence_original</text:p>
          </table:table-cell>
          <table:table-cell table:style-name="Default" office:value-type="string" calcext:value-type="string">
            <text:p>sequence_no_duplicates</text:p>
          </table:table-cell>
          <table:table-cell table:style-name="Default" office:value-type="string" calcext:value-type="string">
            <text:p>objects</text:p>
          </table:table-cell>
          <table:table-cell table:style-name="Default" office:value-type="string" calcext:value-type="string">
            <text:p>sequence_clustered</text:p>
          </table:table-cell>
          <table:table-cell table:style-name="ce2" office:value-type="string" calcext:value-type="string">
            <text:p>objects_clustered</text:p>
          </table:table-cell>
          <table:table-cell table:style-name="ce2" office:value-type="string" calcext:value-type="string">
            <text:p>coordinates</text:p>
          </table:table-cell>
          <table:table-cell table:style-name="Default" office:value-type="string" calcext:value-type="string">
            <text:p>coordinates_clustered</text:p>
          </table:table-cell>
          <table:table-cell table:style-name="Default" office:value-type="string" calcext:value-type="string">
            <text:p>start_coordinates</text:p>
          </table:table-cell>
          <table:table-cell table:style-name="Default" office:value-type="string" calcext:value-type="string">
            <text:p>strong_k</text:p>
          </table:table-cell>
          <table:table-cell table:style-name="Default" office:value-type="string" calcext:value-type="string">
            <text:p>mid_k</text:p>
          </table:table-cell>
          <table:table-cell table:style-name="Default" office:value-type="string" calcext:value-type="string">
            <text:p>no_k</text:p>
          </table:table-cell>
          <table:table-cell table:style-name="Default" office:value-type="string" calcext:value-type="string">
            <text:p>food_k</text:p>
          </table:table-cell>
          <table:table-cell table:style-name="Default" office:value-type="string" calcext:value-type="string">
            <text:p>containment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length</text:p>
          </table:table-cell>
          <table:table-cell table:style-name="Default" office:value-type="string" calcext:value-type="string">
            <text:p>error_clustered</text:p>
          </table:table-cell>
          <table:table-cell table:style-name="Default" office:value-type="string" calcext:value-type="string">
            <text:p>length_clustered</text:p>
          </table:table-cell>
          <table:table-cell table:style-name="Default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ocgkr</text:p>
          </table:table-cell>
          <table:table-cell office:value-type="string" calcext:value-type="string">
            <text:p>pocgkr</text:p>
          </table:table-cell>
          <table:table-cell office:value-type="string" calcext:value-type="string">
            <text:p>p,o,c,g,k,r</text:p>
          </table:table-cell>
          <table:table-cell office:value-type="string" calcext:value-type="string">
            <text:p>pocgz</text:p>
          </table:table-cell>
          <table:table-cell office:value-type="string" calcext:value-type="string">
            <text:p>p,o,c,g,z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k: (-0.030993,0.7334229999999999,0.530651);r: (-0.606068,0.743321,0.524829)</text:p>
          </table:table-cell>
          <table:table-cell table:style-name="ce7" office:value-type="string" calcext:value-type="string">
            <text:p>p: (0.008034,0.957082,0.6890539999999999);o: (-0.185,0.928,0.48103500000000005);c: (-0.525007,0.923283,0.438);g: (-0.595001,1.233,0.468999);k: (-0.030993,0.7334229999999999,0.530651);r: (-0.606068,0.743321,0.524829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c,g,k,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2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cgwpcffkkss</text:p>
          </table:table-cell>
          <table:table-cell table:style-name="Default" office:value-type="string" calcext:value-type="string">
            <text:p>cgwpcfks</text:p>
          </table:table-cell>
          <table:table-cell table:style-name="Default" office:value-type="string" calcext:value-type="string">
            <text:p>c,g,w,p,c,f,f,k,k,s,s</text:p>
          </table:table-cell>
          <table:table-cell table:style-name="Default" office:value-type="string" calcext:value-type="string">
            <text:p>cgwpdz</text:p>
          </table:table-cell>
          <table:table-cell table:style-name="Default"/>
          <table:table-cell table:style-name="Default" office:value-type="string" calcext:value-type="string">
            <text:p>c: (-0.525007,0.923283,0.438);g: (-0.595001,1.233,0.468999);w: (-0.196022,1.35572,0.466005);p: (0.008034,0.957082,0.6890539999999999);c: (-0.66,0.9232809999999999,0.438);f: (-0.251825,0.744246,0.557668);f: (-0.20802600000000002,0.7442439999999999,0.557671);k: (-0.07699199999999999,0.733425,0.531662);k: (-0.030993,0.7334229999999999,0.530651);s: (0.10966,0.7466,0.505875);s: (0.071911,0.746328,0.519848)</text:p>
          </table:table-cell>
          <table:table-cell table:style-name="ce7" office:value-type="string" calcext:value-type="string">
            <text:p>c: (-0.525007,0.923283,0.438);g: (-0.595001,1.233,0.468999);w: (-0.196022,1.35572,0.466005);p: (0.008034,0.957082,0.6890539999999999);c: (-0.66,0.9232809999999999,0.438);f: (-0.251825,0.744246,0.557668);f1: (-0.20802600000000002,0.7442439999999999,0.557671);k: (-0.07699199999999999,0.733425,0.531662);k: (-0.030993,0.7334229999999999,0.530651);s: (0.10966,0.7466,0.505875);s: (0.071911,0.746328,0.519848)</text:p>
          </table:table-cell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kfsfksppwwggg</text:p>
          </table:table-cell>
          <table:table-cell table:style-name="Default" office:value-type="string" calcext:value-type="string">
            <text:p>kfsfkspwg</text:p>
          </table:table-cell>
          <table:table-cell table:style-name="Default" office:value-type="string" calcext:value-type="string">
            <text:p>k,f,s,f,k,s,p,p,w,w,g,g,g</text:p>
          </table:table-cell>
          <table:table-cell table:style-name="Default" office:value-type="string" calcext:value-type="string">
            <text:p>zpwg</text:p>
          </table:table-cell>
          <table:table-cell table:style-name="Default"/>
          <table:table-cell table:style-name="Default"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: (0.008041,0.9296049999999999,0.68902);w: (-0.196022,1.35572,0.466005);w: (-0.05700499999999999,1.35572,0.46601800000000004);g: (-0.595001,1.233,0.468999);g: (-0.7159989999999999,1.23301,0.469001);g: (-0.8379989999999999,1.233,0.468999)</text:p>
          </table:table-cell>
          <table:table-cell table:style-name="ce7"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1: (0.008041,0.9296049999999999,0.68902);w: (-0.196022,1.35572,0.466005);w1: (-0.05700499999999999,1.35572,0.46601800000000004);g: (-0.595001,1.233,0.468999);g1: (-0.7159989999999999,1.23301,0.469001);g2: (-0.8379989999999999,1.233,0.468999)</text:p>
          </table:table-cell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ppfkswwkfsococggg</text:p>
          </table:table-cell>
          <table:table-cell table:style-name="Default" office:value-type="string" calcext:value-type="string">
            <text:p>pfkswkfsococg</text:p>
          </table:table-cell>
          <table:table-cell table:style-name="Default" office:value-type="string" calcext:value-type="string">
            <text:p>p,p,f,k,s,w,w,k,f,s,o,c,o,c,g,g,g</text:p>
          </table:table-cell>
          <table:table-cell table:style-name="Default" office:value-type="string" calcext:value-type="string">
            <text:p>pzwyocndg</text:p>
          </table:table-cell>
          <table:table-cell table:style-name="Default"/>
          <table:table-cell table:style-name="Default" office:value-type="string" calcext:value-type="string">
            <text:p>p: (0.008034,0.957082,0.6890539999999999);p: (0.008041,0.9296049999999999,0.68902);f: (-0.165225,0.7442479999999999,0.557615);k: (-0.07699199999999999,0.733425,0.531662);s: (0.10966,0.7466,0.505875);w: (0.083,1.35572,0.466);w: (-0.196022,1.35572,0.466005);k: (0.002996,0.733422,0.533535);f: (-0.251825,0.744246,0.557668);s: (0.071911,0.746328,0.519848);o: (-0.185,0.928,0.48103500000000005);c: (-0.525007,0.923283,0.438);o: (-0.18499200000000002,0.915077,0.481025);c: (-0.66,0.9232809999999999,0.438);g: (-0.595001,1.233,0.468999);g: (-0.7159989999999999,1.23301,0.469001);g: (-0.8379989999999999,1.233,0.468999)</text:p>
          </table:table-cell>
          <table:table-cell table:style-name="ce7" office:value-type="string" calcext:value-type="string">
            <text:p>p: (0.008034,0.957082,0.6890539999999999);p1: (0.008041,0.9296049999999999,0.68902);f: (-0.165225,0.7442479999999999,0.557615);k: (-0.07699199999999999,0.733425,0.531662);s: (0.10966,0.7466,0.505875);w: (0.083,1.35572,0.466);w1: (-0.196022,1.35572,0.466005);k: (0.002996,0.733422,0.533535);f: (-0.251825,0.744246,0.557668);s: (0.071911,0.746328,0.519848);o: (-0.185,0.928,0.48103500000000005);c: (-0.525007,0.923283,0.438);n: (-0.18499200000000002,0.915077,0.481025);d: (-0.66,0.9232809999999999,0.438);g: (-0.595001,1.233,0.468999);g1: (-0.7159989999999999,1.23301,0.469001);g2: (-0.8379989999999999,1.233,0.468999)</text:p>
          </table:table-cell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wptgkfsoc</text:p>
          </table:table-cell>
          <table:table-cell office:value-type="string" calcext:value-type="string">
            <text:p>w,p,t,g,k,f,s,o,c</text:p>
          </table:table-cell>
          <table:table-cell office:value-type="string" calcext:value-type="string">
            <text:p>wptgzoc</text:p>
          </table:table-cell>
          <table:table-cell office:value-type="string" calcext:value-type="string">
            <text:p>w,p,t,g,z,o,c</text:p>
          </table:table-cell>
          <table:table-cell office:value-type="string" calcext:value-type="string">
            <text:p>w: (-0.196022,1.35572,0.466005);p: (0.008034,0.957082,0.6890539999999999);t: (-0.649,1.52939,0.68);g: (-0.595001,1.233,0.468999);k: (-0.030993,0.7334229999999999,0.530651);f: (-0.165225,0.7442479999999999,0.557615);s: (0.10966,0.7466,0.505875);o: (-0.185,0.928,0.48103500000000005);c: (-0.525007,0.923283,0.438)</text:p>
          </table:table-cell>
          <table:table-cell table:style-name="ce7" office:value-type="string" calcext:value-type="string">
            <text:p>w: (-0.196022,1.35572,0.466005);p: (0.008034,0.957082,0.6890539999999999);t: (-0.649,1.52939,0.68);g: (-0.595001,1.233,0.468999);k: (-0.030993,0.7334229999999999,0.530651);f: (-0.165225,0.7442479999999999,0.557615);s: (0.10966,0.7466,0.505875);o: (-0.185,0.928,0.48103500000000005);c: (-0.525007,0.923283,0.438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w,g,k,f,s,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C6])" office:value-type="float" office:value="9" calcext:value-type="float">
            <text:p>9</text:p>
          </table:table-cell>
          <table:table-cell office:value-type="float" office:value="0.756" calcext:value-type="float">
            <text:p>0.756</text:p>
          </table:table-cell>
          <table:table-cell table:formula="of:=LEN([.E6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ppwwwfffkkkggg</text:p>
          </table:table-cell>
          <table:table-cell office:value-type="string" calcext:value-type="string">
            <text:p>pwfkg</text:p>
          </table:table-cell>
          <table:table-cell office:value-type="string" calcext:value-type="string">
            <text:p>p,w,f,k,g</text:p>
          </table:table-cell>
          <table:table-cell office:value-type="string" calcext:value-type="string">
            <text:p>pwzg</text:p>
          </table:table-cell>
          <table:table-cell office:value-type="string" calcext:value-type="string">
            <text:p>p,w,z,g</text:p>
          </table:table-cell>
          <table:table-cell office:value-type="string" calcext:value-type="string">
            <text:p>p: (0.008034,0.957082,0.6890539999999999);p: (0.008041,0.9296049999999999,0.68902);p: (0.008001000000000001,0.902166,0.689002);w: (-0.196022,1.35572,0.466005);w: (-0.05700499999999999,1.35572,0.46601800000000004);w: (0.083,1.35572,0.466);f: (-0.251825,0.744246,0.557668);f: (-0.165225,0.7442479999999999,0.557615);f: (-0.20802600000000002,0.7442439999999999,0.557671);k: (0.002996,0.733422,0.533535);k: (-0.030993,0.7334229999999999,0.530651);k: (-0.07699199999999999,0.733425,0.531662);g: (-0.595001,1.233,0.468999);g: (-0.7159989999999999,1.23301,0.469001);g: (-0.8379989999999999,1.233,0.468999)</text:p>
          </table:table-cell>
          <table:table-cell table:style-name="ce7" office:value-type="string" calcext:value-type="string">
            <text:p>p: (0.008034,0.957082,0.6890539999999999);p1: (0.008041,0.9296049999999999,0.68902);p2: (0.008001000000000001,0.902166,0.689002);w: (-0.196022,1.35572,0.466005);w1: (-0.05700499999999999,1.35572,0.46601800000000004);w2: (0.083,1.35572,0.466);f: (-0.251825,0.744246,0.557668);f1: (-0.165225,0.7442479999999999,0.557615);f2: (-0.20802600000000002,0.7442439999999999,0.557671);k: (0.002996,0.733422,0.533535);k1: (-0.030993,0.7334229999999999,0.530651);k2: (-0.07699199999999999,0.733425,0.531662);g: (-0.595001,1.233,0.468999);g1: (-0.7159989999999999,1.23301,0.469001);g2: (-0.8379989999999999,1.233,0.468999)</text:p>
          </table:table-cell>
          <table:table-cell office:value-type="string" calcext:value-type="string">
            <text:p>[-0.451354,-0.413918,0.156247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w,f,k,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C7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E7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poowwcceerr</text:p>
          </table:table-cell>
          <table:table-cell office:value-type="string" calcext:value-type="string">
            <text:p>powcer</text:p>
          </table:table-cell>
          <table:table-cell office:value-type="string" calcext:value-type="string">
            <text:p>p,o,w,c,e,r</text:p>
          </table:table-cell>
          <table:table-cell office:value-type="string" calcext:value-type="string">
            <text:p>powcz</text:p>
          </table:table-cell>
          <table:table-cell office:value-type="string" calcext:value-type="string">
            <text:p>p,o,w,c,z</text:p>
          </table:table-cell>
          <table:table-cell office:value-type="string" calcext:value-type="string">
            <text:p>p: (0.008034,0.957082,0.6890539999999999);p: (0.008041,0.9296049999999999,0.68902);o: (-0.18499200000000002,0.915077,0.481025);o: (-0.185,0.928,0.48103500000000005);w: (-0.05700499999999999,1.35572,0.46601800000000004);w: (-0.196022,1.35572,0.466005);c: (-0.66,0.9232809999999999,0.438);c: (-0.525007,0.923283,0.438);e: (-0.7940520000000001,0.7428739999999999,0.503884);e: (-0.765776,0.742873,0.515548);r: (-0.500441,0.743324,0.5217109999999999);r: (-0.606068,0.743321,0.524829)</text:p>
          </table:table-cell>
          <table:table-cell table:style-name="ce7" office:value-type="string" calcext:value-type="string">
            <text:p>p: (0.008034,0.957082,0.6890539999999999);p1: (0.008041,0.9296049999999999,0.68902);o: (-0.18499200000000002,0.915077,0.481025);o1: (-0.185,0.928,0.48103500000000005);w: (-0.05700499999999999,1.35572,0.46601800000000004);w1: (-0.196022,1.35572,0.466005);c: (-0.66,0.9232809999999999,0.438);c1: (-0.525007,0.923283,0.438);e: (-0.7940520000000001,0.7428739999999999,0.503884);e1: (-0.765776,0.742873,0.515548);r: (-0.500441,0.743324,0.5217109999999999);r1: (-0.606068,0.743321,0.524829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w,c,e,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8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8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oppreerkk</text:p>
          </table:table-cell>
          <table:table-cell office:value-type="string" calcext:value-type="string">
            <text:p>coprerk</text:p>
          </table:table-cell>
          <table:table-cell office:value-type="string" calcext:value-type="string">
            <text:p>c,o,o,p,p,r,e,e,r,k,k</text:p>
          </table:table-cell>
          <table:table-cell office:value-type="string" calcext:value-type="string">
            <text:p>copz</text:p>
          </table:table-cell>
          <table:table-cell/>
          <table:table-cell office:value-type="string" calcext:value-type="string">
            <text:p>c: (-0.7949970000000001,0.9232809999999999,0.438);o: (-0.185,0.928,0.48103500000000005);o: (-0.18499200000000002,0.915077,0.481025);p: (0.008034,0.957082,0.6890539999999999);p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</text:p>
          </table:table-cell>
          <table:table-cell table:style-name="ce7" office:value-type="string" calcext:value-type="string">
            <text:p>c: (-0.7949970000000001,0.9232809999999999,0.438);o: (-0.185,0.928,0.48103500000000005);o1: (-0.18499200000000002,0.915077,0.481025);p: (0.008034,0.957082,0.6890539999999999);p1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woppoffkkssskf</text:p>
          </table:table-cell>
          <table:table-cell office:value-type="string" calcext:value-type="string">
            <text:p>wopofkkskf</text:p>
          </table:table-cell>
          <table:table-cell office:value-type="string" calcext:value-type="string">
            <text:p>w,w,o,p,p,o,f,f,k,k,s,s,s,k,f</text:p>
          </table:table-cell>
          <table:table-cell office:value-type="string" calcext:value-type="string">
            <text:p>wopnz</text:p>
          </table:table-cell>
          <table:table-cell/>
          <table:table-cell office:value-type="string" calcext:value-type="string">
            <text:p>w: (-0.196022,1.35572,0.466005);w: (-0.05700499999999999,1.35572,0.46601800000000004);o: (-0.185,0.928,0.48103500000000005);p: (0.008034,0.957082,0.6890539999999999);p: (0.008041,0.9296049999999999,0.68902);o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</text:p>
          </table:table-cell>
          <table:table-cell table:style-name="ce7" office:value-type="string" calcext:value-type="string">
            <text:p>w: (-0.196022,1.35572,0.466005);w1: (-0.05700499999999999,1.35572,0.46601800000000004);o: (-0.185,0.928,0.48103500000000005);p: (0.008034,0.957082,0.6890539999999999);p1: (0.008041,0.9296049999999999,0.68902);n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pwpwgcoc</text:p>
          </table:table-cell>
          <table:table-cell office:value-type="string" calcext:value-type="string">
            <text:p>o,p,w,p,w,g,c,o,c</text:p>
          </table:table-cell>
          <table:table-cell office:value-type="string" calcext:value-type="string">
            <text:p>opwqxgcnd</text:p>
          </table:table-cell>
          <table:table-cell/>
          <table:table-cell office:value-type="string" calcext:value-type="string">
            <text:p>o: (-0.185,0.928,0.48103500000000005);p: (0.008034,0.957082,0.6890539999999999);w: (-0.196022,1.35572,0.466005);p: (0.008041,0.9296049999999999,0.68902);w: (-0.05700499999999999,1.35572,0.46601800000000004);g: (-0.7159989999999999,1.23301,0.469001);c: (-0.525007,0.923283,0.438);o: (-0.18499200000000002,0.915077,0.481025);c: (-0.66,0.9232809999999999,0.438)</text:p>
          </table:table-cell>
          <table:table-cell office:value-type="string" calcext:value-type="string">
            <text:p>o: (-0.185,0.928,0.48103500000000005);p: (0.008034,0.957082,0.6890539999999999);w: (-0.196022,1.35572,0.466005);q: (0.008041,0.9296049999999999,0.68902);x: (-0.05700499999999999,1.35572,0.46601800000000004);g: (-0.7159989999999999,1.23301,0.469001);c: (-0.525007,0.923283,0.438);n: (-0.18499200000000002,0.915077,0.481025);d: (-0.66,0.9232809999999999,0.438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pooccrrfksfks</text:p>
          </table:table-cell>
          <table:table-cell office:value-type="string" calcext:value-type="string">
            <text:p>pocrfksfks</text:p>
          </table:table-cell>
          <table:table-cell office:value-type="string" calcext:value-type="string">
            <text:p>p,p,o,o,c,c,r,r,f,k,s,f,k,s</text:p>
          </table:table-cell>
          <table:table-cell office:value-type="string" calcext:value-type="string">
            <text:p>pocz</text:p>
          </table:table-cell>
          <table:table-cell/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</text:p>
          </table:table-cell>
          <table:table-cell table:style-name="ce7"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cgpogpoc</text:p>
          </table:table-cell>
          <table:table-cell office:value-type="string" calcext:value-type="string">
            <text:p>c,g,p,o,g,p,o,c</text:p>
          </table:table-cell>
          <table:table-cell office:value-type="string" calcext:value-type="string">
            <text:p>cgpohqnd</text:p>
          </table:table-cell>
          <table:table-cell/>
          <table:table-cell office:value-type="string" calcext:value-type="string">
            <text:p>c: (-0.525007,0.923283,0.438);g: (-0.7159989999999999,1.23301,0.469001);p: (0.008041,0.9296049999999999,0.68902);o: (-0.18499200000000002,0.915077,0.481025);g: (-0.595001,1.233,0.468999);p: (0.008034,0.957082,0.6890539999999999);o: (-0.185,0.928,0.48103500000000005);c: (-0.66,0.9232809999999999,0.438)</text:p>
          </table:table-cell>
          <table:table-cell office:value-type="string" calcext:value-type="string">
            <text:p>c: (-0.525007,0.923283,0.438);g: (-0.7159989999999999,1.23301,0.469001);p: (0.008041,0.9296049999999999,0.68902);o: (-0.18499200000000002,0.915077,0.481025);h: (-0.595001,1.233,0.468999);q: (0.008034,0.957082,0.6890539999999999);n: (-0.185,0.928,0.48103500000000005);d: (-0.66,0.9232809999999999,0.438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pwwooccggfkkfssrere</text:p>
          </table:table-cell>
          <table:table-cell office:value-type="string" calcext:value-type="string">
            <text:p>pwocgfkfsrere</text:p>
          </table:table-cell>
          <table:table-cell office:value-type="string" calcext:value-type="string">
            <text:p>p,p,w,w,o,o,c,c,g,g,f,k,k,f,s,s,r,e,r,e</text:p>
          </table:table-cell>
          <table:table-cell office:value-type="string" calcext:value-type="string">
            <text:p>pwocgz</text:p>
          </table:table-cell>
          <table:table-cell/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499200000000002,0.90217,0.481005);o: (-0.18499200000000002,0.915077,0.481025);c: (-0.525007,0.923283,0.438);c: (-0.66,0.9232809999999999,0.438);g: (-0.595001,1.233,0.468999);g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</text:p>
          </table:table-cell>
          <table:table-cell table:style-name="ce7" office:value-type="string" calcext:value-type="string">
            <text:p>p: (0.008034,0.957082,0.6890539999999999);p1: (0.008041,0.9296049999999999,0.68902);w: (-0.196022,1.35572,0.466005);w1: (-0.05700499999999999,1.35572,0.46601800000000004);o: (-0.18499200000000002,0.90217,0.481005);o1: (-0.18499200000000002,0.915077,0.481025);c: (-0.525007,0.923283,0.438);c1: (-0.66,0.9232809999999999,0.438);g: (-0.595001,1.233,0.468999);g1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ocwgrk</text:p>
          </table:table-cell>
          <table:table-cell office:value-type="string" calcext:value-type="string">
            <text:p>o,c,w,g,r,k</text:p>
          </table:table-cell>
          <table:table-cell office:value-type="string" calcext:value-type="string">
            <text:p>ocwgz</text:p>
          </table:table-cell>
          <table:table-cell office:value-type="string" calcext:value-type="string">
            <text:p>o,c,w,g,z</text:p>
          </table:table-cell>
          <table:table-cell office:value-type="string" calcext:value-type="string">
            <text:p>o: (-0.185,0.928,0.48103500000000005);c: (-0.525007,0.923283,0.438);w: (-0.196022,1.35572,0.466005);g: (-0.595001,1.233,0.468999);r: (-0.606068,0.743321,0.524829);k: (-0.030993,0.7334229999999999,0.530651)</text:p>
          </table:table-cell>
          <table:table-cell table:style-name="ce7" office:value-type="string" calcext:value-type="string">
            <text:p>o: (-0.185,0.928,0.48103500000000005);c: (-0.525007,0.923283,0.438);w: (-0.196022,1.35572,0.466005);g: (-0.595001,1.233,0.468999);r: (-0.606068,0.743321,0.524829);k: (-0.030993,0.7334229999999999,0.530651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c,w,g,r,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15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15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wpgsfk</text:p>
          </table:table-cell>
          <table:table-cell office:value-type="string" calcext:value-type="string">
            <text:p>w,p,g,s,f,k</text:p>
          </table:table-cell>
          <table:table-cell office:value-type="string" calcext:value-type="string">
            <text:p>wpgz</text:p>
          </table:table-cell>
          <table:table-cell office:value-type="string" calcext:value-type="string">
            <text:p>w,p,g,z</text:p>
          </table:table-cell>
          <table:table-cell office:value-type="string" calcext:value-type="string">
            <text:p>w: (-0.196022,1.35572,0.466005);p: (0.008034,0.957082,0.6890539999999999);g: (-0.595001,1.233,0.468999);s: (0.10966,0.7466,0.505875);f: (-0.251825,0.744246,0.557668);k: (-0.030993,0.7334229999999999,0.530651)</text:p>
          </table:table-cell>
          <table:table-cell table:style-name="ce7" office:value-type="string" calcext:value-type="string">
            <text:p>w: (-0.196022,1.35572,0.466005);p: (0.008034,0.957082,0.6890539999999999);g: (-0.595001,1.233,0.468999);s: (0.10966,0.7466,0.505875);f: (-0.251825,0.744246,0.557668);k: (-0.030993,0.7334229999999999,0.530651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w,g,s,f,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16])" office:value-type="float" office:value="6" calcext:value-type="float">
            <text:p>6</text:p>
          </table:table-cell>
          <table:table-cell office:value-type="float" office:value="0.605" calcext:value-type="float">
            <text:p>0.605</text:p>
          </table:table-cell>
          <table:table-cell table:formula="of:=LEN([.E16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pwofsg</text:p>
          </table:table-cell>
          <table:table-cell office:value-type="string" calcext:value-type="string">
            <text:p>p,w,o,f,s,g</text:p>
          </table:table-cell>
          <table:table-cell office:value-type="string" calcext:value-type="string">
            <text:p>pwozg</text:p>
          </table:table-cell>
          <table:table-cell office:value-type="string" calcext:value-type="string">
            <text:p>p,w,o,z,g</text:p>
          </table:table-cell>
          <table:table-cell office:value-type="string" calcext:value-type="string">
            <text:p>p: (0.008034,0.957082,0.6890539999999999);w: (-0.196022,1.35572,0.466005);o: (-0.185,0.928,0.48103500000000005);f: (-0.165225,0.7442479999999999,0.557615);s: (0.10966,0.7466,0.505875);g: (-0.595001,1.233,0.468999)</text:p>
          </table:table-cell>
          <table:table-cell table:style-name="ce7" office:value-type="string" calcext:value-type="string">
            <text:p>p: (0.008034,0.957082,0.6890539999999999);w: (-0.196022,1.35572,0.466005);o: (-0.185,0.928,0.48103500000000005);f: (-0.165225,0.7442479999999999,0.557615);s: (0.10966,0.7466,0.505875);g: (-0.595001,1.233,0.468999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w,f,s,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17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17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pocpocwwwgggkkkfs</text:p>
          </table:table-cell>
          <table:table-cell office:value-type="string" calcext:value-type="string">
            <text:p>pocpocwgkfs</text:p>
          </table:table-cell>
          <table:table-cell office:value-type="string" calcext:value-type="string">
            <text:p>p,p,o,c,p,o,c,w,w,w,g,g,g,k,k,k,f,s</text:p>
          </table:table-cell>
          <table:table-cell office:value-type="string" calcext:value-type="string">
            <text:p>pocqndwgz</text:p>
          </table:table-cell>
          <table:table-cell/>
          <table:table-cell office:value-type="string" calcext:value-type="string">
            <text:p>p: (0.008034,0.957082,0.6890539999999999);p: (0.008041,0.9296049999999999,0.68902);o: (-0.185,0.928,0.48103500000000005);c: (-0.525007,0.923283,0.438);p: (0.008001000000000001,0.902166,0.689002);o: (-0.18499200000000002,0.915077,0.481025);c: (-0.66,0.9232809999999999,0.438);w: (-0.196022,1.35572,0.466005);w: (-0.05700499999999999,1.35572,0.46601800000000004);w: (0.083,1.35572,0.466);g: (-0.595001,1.233,0.468999);g: (-0.7159989999999999,1.23301,0.469001);g: (-0.8379989999999999,1.233,0.468999);k: (0.002996,0.733422,0.533535);k: (-0.030993,0.7334229999999999,0.530651);k: (-0.07699199999999999,0.733425,0.531662);f: (-0.165225,0.7442479999999999,0.557615);s: (0.10966,0.7466,0.505875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q: (0.008001000000000001,0.902166,0.689002);n: (-0.18499200000000002,0.915077,0.481025);d: (-0.66,0.9232809999999999,0.438);w: (-0.196022,1.35572,0.466005);w1: (-0.05700499999999999,1.35572,0.46601800000000004);w2: (0.083,1.35572,0.466);g: (-0.595001,1.233,0.468999);g1: (-0.7159989999999999,1.23301,0.469001);g2: (-0.8379989999999999,1.233,0.468999);k: (0.002996,0.733422,0.533535);k: (-0.030993,0.7334229999999999,0.530651);k: (-0.07699199999999999,0.733425,0.531662);f: (-0.165225,0.7442479999999999,0.557615);s: (0.10966,0.7466,0.505875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pooccgwwg</text:p>
          </table:table-cell>
          <table:table-cell office:value-type="string" calcext:value-type="string">
            <text:p>pocgwg</text:p>
          </table:table-cell>
          <table:table-cell office:value-type="string" calcext:value-type="string">
            <text:p>p,p,o,o,c,c,g,w,w,g</text:p>
          </table:table-cell>
          <table:table-cell office:value-type="string" calcext:value-type="string">
            <text:p>pocgwh</text:p>
          </table:table-cell>
          <table:table-cell/>
          <table:table-cell office:value-type="string" calcext:value-type="string">
            <text:p>p: (0.008041,0.9296049999999999,0.68902);p: (0.008001000000000001,0.902166,0.689002);o: (-0.185,0.928,0.48103500000000005);o: (-0.18499200000000002,0.915077,0.481025);c: (-0.525007,0.923283,0.438);c: (-0.66,0.9232809999999999,0.438);g: (-0.595001,1.233,0.468999);w: (-0.196022,1.35572,0.466005);w: (-0.05700499999999999,1.35572,0.46601800000000004);g: (-0.7159989999999999,1.23301,0.469001)</text:p>
          </table:table-cell>
          <table:table-cell office:value-type="string" calcext:value-type="string">
            <text:p>p: (0.008041,0.9296049999999999,0.68902);p1: (0.008001000000000001,0.902166,0.689002);o: (-0.185,0.928,0.48103500000000005);o1: (-0.18499200000000002,0.915077,0.481025);c: (-0.525007,0.923283,0.438);c1: (-0.66,0.9232809999999999,0.438);g: (-0.595001,1.233,0.468999);w: (-0.196022,1.35572,0.466005);w1: (-0.05700499999999999,1.35572,0.46601800000000004);h: (-0.7159989999999999,1.23301,0.46900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pwwggoocckfsfksrreet</text:p>
          </table:table-cell>
          <table:table-cell office:value-type="string" calcext:value-type="string">
            <text:p>pwgockfsfksret</text:p>
          </table:table-cell>
          <table:table-cell office:value-type="string" calcext:value-type="string">
            <text:p>p,p,w,w,g,g,o,o,c,c,k,f,s,f,k,s,r,r,e,e,t</text:p>
          </table:table-cell>
          <table:table-cell office:value-type="string" calcext:value-type="string">
            <text:p>pwgoczt</text:p>
          </table:table-cell>
          <table:table-cell/>
          <table:table-cell office:value-type="string" calcext:value-type="string">
            <text:p>p: (0.008034,0.957082,0.6890539999999999);p: (0.008041,0.9296049999999999,0.68902);w: (0.083,1.35572,0.466);w: (-0.05700499999999999,1.35572,0.46601800000000004);g: (-0.595001,1.233,0.468999);g: (-0.7159989999999999,1.23301,0.469001);o: (-0.18499200000000002,0.915077,0.481025);o: (-0.185,0.928,0.48103500000000005);c: (-0.66,0.9232809999999999,0.438);c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595001,1.233,0.468999);g1: (-0.7159989999999999,1.23301,0.469001);o: (-0.18499200000000002,0.915077,0.481025);o1: (-0.185,0.928,0.48103500000000005);c: (-0.66,0.9232809999999999,0.438);c1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occppwwggfkskfsrere</text:p>
          </table:table-cell>
          <table:table-cell office:value-type="string" calcext:value-type="string">
            <text:p>ocpwgfkskfsrere</text:p>
          </table:table-cell>
          <table:table-cell office:value-type="string" calcext:value-type="string">
            <text:p>o,o,c,c,p,p,w,w,g,g,f,k,s,k,f,s,r,e,r,e</text:p>
          </table:table-cell>
          <table:table-cell office:value-type="string" calcext:value-type="string">
            <text:p>ocpwgz</text:p>
          </table:table-cell>
          <table:table-cell/>
          <table:table-cell office:value-type="string" calcext:value-type="string">
            <text:p>o: (-0.185,0.928,0.48103500000000005);o: (-0.18499200000000002,0.915077,0.481025);c: (-0.525007,0.923283,0.438);c: (-0.66,0.9232809999999999,0.438);p: (0.008034,0.957082,0.6890539999999999);p: (0.008041,0.9296049999999999,0.68902);w: (-0.196022,1.35572,0.466005);w: (-0.05700499999999999,1.35572,0.46601800000000004);g: (-0.595001,1.233,0.468999);g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ccoooppwwgwpresk</text:p>
          </table:table-cell>
          <table:table-cell office:value-type="string" calcext:value-type="string">
            <text:p>copwgwpresk</text:p>
          </table:table-cell>
          <table:table-cell office:value-type="string" calcext:value-type="string">
            <text:p>c,c,c,o,o,o,p,p,w,w,g,w,p,r,e,s,k</text:p>
          </table:table-cell>
          <table:table-cell office:value-type="string" calcext:value-type="string">
            <text:p>copwgxqz</text:p>
          </table:table-cell>
          <table:table-cell/>
          <table:table-cell office:value-type="string" calcext:value-type="string">
            <text:p>c: (-0.525007,0.923283,0.438);c: (-0.7949970000000001,0.9232809999999999,0.438);c: (-0.66,0.9232809999999999,0.438);o: (-0.185,0.928,0.48103500000000005);o: (-0.18499200000000002,0.915077,0.481025);o: (-0.18499300000000002,0.902176,0.48100600000000004);p: (0.008034,0.957082,0.6890539999999999);p: (0.008041,0.9296049999999999,0.68902);w: (-0.196022,1.35572,0.466005);w: (-0.05700499999999999,1.35572,0.46601800000000004);g: (-0.595001,1.233,0.468999);w: (0.083,1.35572,0.466);p: (0.008001000000000001,0.902166,0.689002);r: (-0.500441,0.743324,0.5217109999999999);e: (-0.7940520000000001,0.7428739999999999,0.503884);s: (0.071911,0.746328,0.519848);k: (-0.07699199999999999,0.733425,0.531662)</text:p>
          </table:table-cell>
          <table:table-cell office:value-type="string" calcext:value-type="string">
            <text:p>c: (-0.525007,0.923283,0.438);c1: (-0.7949970000000001,0.9232809999999999,0.438);c2: (-0.66,0.9232809999999999,0.438);o: (-0.185,0.928,0.48103500000000005);o1: (-0.18499200000000002,0.915077,0.481025);o2: (-0.18499300000000002,0.902176,0.48100600000000004);p: (0.008034,0.957082,0.6890539999999999);p1: (0.008041,0.9296049999999999,0.68902);w: (-0.196022,1.35572,0.466005);w1: (-0.05700499999999999,1.35572,0.46601800000000004);g: (-0.595001,1.233,0.468999);x: (0.083,1.35572,0.466);q: (0.008001000000000001,0.902166,0.689002);r: (-0.500441,0.743324,0.5217109999999999);e: (-0.7940520000000001,0.7428739999999999,0.503884);s: (0.071911,0.746328,0.519848);k: (-0.07699199999999999,0.733425,0.531662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pwwteerrfkkf</text:p>
          </table:table-cell>
          <table:table-cell office:value-type="string" calcext:value-type="string">
            <text:p>pwterfkf</text:p>
          </table:table-cell>
          <table:table-cell office:value-type="string" calcext:value-type="string">
            <text:p>p,p,w,w,t,e,e,r,r,f,k,k,f</text:p>
          </table:table-cell>
          <table:table-cell office:value-type="string" calcext:value-type="string">
            <text:p>pwtz</text:p>
          </table:table-cell>
          <table:table-cell/>
          <table:table-cell office:value-type="string" calcext:value-type="string">
            <text:p>p: (0.008034,0.957082,0.6890539999999999);p: (0.008041,0.9296049999999999,0.68902);w: (-0.196022,1.35572,0.466005);w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occwwggpfkfkssreer</text:p>
          </table:table-cell>
          <table:table-cell office:value-type="string" calcext:value-type="string">
            <text:p>pocwggpfkfksrer</text:p>
          </table:table-cell>
          <table:table-cell office:value-type="string" calcext:value-type="string">
            <text:p>p,o,o,c,c,w,w,g,g,p,f,k,f,k,s,s,r,e,e,r</text:p>
          </table:table-cell>
          <table:table-cell office:value-type="string" calcext:value-type="string">
            <text:p>pocwgqz</text:p>
          </table:table-cell>
          <table:table-cell/>
          <table:table-cell office:value-type="string" calcext:value-type="string">
            <text:p>p: (0.008041,0.9296049999999999,0.68902);o: (-0.185,0.928,0.48103500000000005);o: (-0.18499200000000002,0.915077,0.481025);c: (-0.525007,0.923283,0.438);c: (-0.66,0.9232809999999999,0.438);w: (-0.196022,1.35572,0.466005);w: (-0.05700499999999999,1.35572,0.46601800000000004);g: (-0.595001,1.233,0.468999);g: (-0.7159989999999999,1.23301,0.469001);p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</text:p>
          </table:table-cell>
          <table:table-cell office:value-type="string" calcext:value-type="string">
            <text:p>p: (0.008041,0.9296049999999999,0.68902);o: (-0.185,0.928,0.48103500000000005);o1: (-0.18499200000000002,0.915077,0.481025);c: (-0.525007,0.923283,0.438);c1: (-0.66,0.9232809999999999,0.438);w: (-0.196022,1.35572,0.466005);w1: (-0.05700499999999999,1.35572,0.46601800000000004);g: (-0.595001,1.233,0.468999);g1: (-0.7159989999999999,1.23301,0.469001);q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pofcgkrpwgfkssocr</text:p>
          </table:table-cell>
          <table:table-cell office:value-type="string" calcext:value-type="string">
            <text:p>wpofcgkrpwgfksocr</text:p>
          </table:table-cell>
          <table:table-cell office:value-type="string" calcext:value-type="string">
            <text:p>w,p,o,f,c,g,k,r,p,w,g,f,k,s,s,o,c,r</text:p>
          </table:table-cell>
          <table:table-cell office:value-type="string" calcext:value-type="string">
            <text:p>wpozcgyqxhandb</text:p>
          </table:table-cell>
          <table:table-cell/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p: (0.008041,0.9296049999999999,0.68902);w: (-0.05700499999999999,1.35572,0.46601800000000004);g: (-0.7159989999999999,1.23301,0.469001);f: (-0.20802600000000002,0.7442439999999999,0.557671);k: (-0.030993,0.7334229999999999,0.530651);s: (0.071911,0.746328,0.519848);s: (0.10966,0.7466,0.505875);o: (-0.18499200000000002,0.915077,0.481025);c: (-0.66,0.9232809999999999,0.438);r: (-0.606068,0.743321,0.524829)</text:p>
          </table:table-cell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q: (0.008041,0.9296049999999999,0.68902);x: (-0.05700499999999999,1.35572,0.46601800000000004);h: (-0.7159989999999999,1.23301,0.469001);f: (-0.20802600000000002,0.7442439999999999,0.557671);k: (-0.030993,0.7334229999999999,0.530651);s: (0.071911,0.746328,0.519848);s: (0.10966,0.7466,0.505875);n: (-0.18499200000000002,0.915077,0.481025);d: (-0.66,0.9232809999999999,0.438);b: (-0.606068,0.743321,0.52482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cwwppffkkssoorr</text:p>
          </table:table-cell>
          <table:table-cell office:value-type="string" calcext:value-type="string">
            <text:p>cwpfksor</text:p>
          </table:table-cell>
          <table:table-cell office:value-type="string" calcext:value-type="string">
            <text:p>c,w,p,f,k,s,o,r</text:p>
          </table:table-cell>
          <table:table-cell office:value-type="string" calcext:value-type="string">
            <text:p>cwpzoy</text:p>
          </table:table-cell>
          <table:table-cell office:value-type="string" calcext:value-type="string">
            <text:p>c,w,p,z,o,y</text:p>
          </table:table-cell>
          <table:table-cell office:value-type="string" calcext:value-type="string">
            <text:p>c: (-0.525007,0.923283,0.438);c: (-0.66,0.9232809999999999,0.438);w: (-0.196022,1.35572,0.466005);w: (-0.05700499999999999,1.35572,0.46601800000000004);p: (0.008034,0.957082,0.6890539999999999);p: (0.008041,0.9296049999999999,0.68902);f: (-0.20802600000000002,0.7442439999999999,0.557671);f: (-0.251825,0.744246,0.557668);k: (-0.030993,0.7334229999999999,0.530651);k: (-0.07699199999999999,0.733425,0.531662);s: (0.10966,0.7466,0.505875);s: (0.146585,0.7467189999999999,0.516146);o: (-0.185,0.928,0.48103500000000005);o: (-0.18499200000000002,0.915077,0.481025);r: (-0.606068,0.743321,0.524829);r: (-0.500441,0.743324,0.5217109999999999)</text:p>
          </table:table-cell>
          <table:table-cell office:value-type="string" calcext:value-type="string">
            <text:p>c: (-0.525007,0.923283,0.438);c1: (-0.66,0.9232809999999999,0.438);w: (-0.196022,1.35572,0.466005);w1: (-0.05700499999999999,1.35572,0.46601800000000004);p: (0.008034,0.957082,0.6890539999999999);p1: (0.008041,0.9296049999999999,0.68902);f: (-0.20802600000000002,0.7442439999999999,0.557671);f1: (-0.251825,0.744246,0.557668);k: (-0.030993,0.7334229999999999,0.530651);k1: (-0.07699199999999999,0.733425,0.531662);s: (0.10966,0.7466,0.505875);s1: (0.146585,0.7467189999999999,0.516146);o: (-0.185,0.928,0.48103500000000005);o1: (-0.18499200000000002,0.915077,0.481025);r: (-0.606068,0.743321,0.524829);r1: (-0.500441,0.743324,0.521710999999999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c,w,f,k,s,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26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E26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pwwffkkssoorrcc</text:p>
          </table:table-cell>
          <table:table-cell office:value-type="string" calcext:value-type="string">
            <text:p>pwfksorc</text:p>
          </table:table-cell>
          <table:table-cell office:value-type="string" calcext:value-type="string">
            <text:p>p,w,f,k,s,o,r,c</text:p>
          </table:table-cell>
          <table:table-cell office:value-type="string" calcext:value-type="string">
            <text:p>pwzoyc</text:p>
          </table:table-cell>
          <table:table-cell office:value-type="string" calcext:value-type="string">
            <text:p>p,w,z,o,y,c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f: (-0.165225,0.7442479999999999,0.557615);f: (-0.20802600000000002,0.7442439999999999,0.557671);k: (-0.030993,0.7334229999999999,0.530651);k: (-0.07699199999999999,0.733425,0.531662);s: (0.10966,0.7466,0.505875);s: (0.071911,0.746328,0.519848);o: (-0.185,0.928,0.48103500000000005);o: (-0.18499200000000002,0.915077,0.481025);r: (-0.500441,0.743324,0.5217109999999999);r: (-0.606068,0.743321,0.524829);c: (-0.525007,0.923283,0.438);c: (-0.66,0.9232809999999999,0.43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-0.030993,0.7334229999999999,0.530651);k1: (-0.07699199999999999,0.733425,0.531662);s: (0.10966,0.7466,0.505875);s1: (0.071911,0.746328,0.519848);o: (-0.185,0.928,0.48103500000000005);o1: (-0.18499200000000002,0.915077,0.481025);r: (-0.500441,0.743324,0.5217109999999999);r1: (-0.606068,0.743321,0.524829);c: (-0.525007,0.923283,0.438);c1: (-0.66,0.9232809999999999,0.438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w,f,k,s,r,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27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E27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pooccggwwkfkfsseerr</text:p>
          </table:table-cell>
          <table:table-cell office:value-type="string" calcext:value-type="string">
            <text:p>pocgwkfkfser</text:p>
          </table:table-cell>
          <table:table-cell office:value-type="string" calcext:value-type="string">
            <text:p>p,p,o,o,c,c,g,g,w,w,k,f,k,f,s,s,e,e,r,r</text:p>
          </table:table-cell>
          <table:table-cell office:value-type="string" calcext:value-type="string">
            <text:p>pocgwz</text:p>
          </table:table-cell>
          <table:table-cell/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g: (-0.595001,1.233,0.468999);g: (-0.7159989999999999,1.23301,0.469001);w: (0.083,1.35572,0.466);w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g: (-0.595001,1.233,0.468999);g1: (-0.7159989999999999,1.23301,0.469001);w: (0.083,1.35572,0.466);w1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powwctgcog</text:p>
          </table:table-cell>
          <table:table-cell office:value-type="string" calcext:value-type="string">
            <text:p>powctgcog</text:p>
          </table:table-cell>
          <table:table-cell office:value-type="string" calcext:value-type="string">
            <text:p>p,p,o,w,w,c,t,g,c,o,g</text:p>
          </table:table-cell>
          <table:table-cell office:value-type="string" calcext:value-type="string">
            <text:p>powctgdnh</text:p>
          </table:table-cell>
          <table:table-cell/>
          <table:table-cell office:value-type="string" calcext:value-type="string">
            <text:p>p: (0.008034,0.957082,0.6890539999999999);p: (0.008041,0.9296049999999999,0.68902);o: (-0.185,0.928,0.48103500000000005);w: (-0.196022,1.35572,0.466005);w: (-0.05700499999999999,1.35572,0.46601800000000004);c: (-0.525007,0.923283,0.438);t: (-0.649,1.52939,0.68);g: (-0.595001,1.233,0.468999);c: (-0.66,0.9232809999999999,0.438);o: (-0.18499200000000002,0.915077,0.481025);g: (-0.8379989999999999,1.233,0.468999)</text:p>
          </table:table-cell>
          <table:table-cell office:value-type="string" calcext:value-type="string">
            <text:p>p: (0.008034,0.957082,0.6890539999999999);p1: (0.008041,0.9296049999999999,0.68902);o: (-0.185,0.928,0.48103500000000005);w: (-0.196022,1.35572,0.466005);w1: (-0.05700499999999999,1.35572,0.46601800000000004);c: (-0.525007,0.923283,0.438);t: (-0.649,1.52939,0.68);g: (-0.595001,1.233,0.468999);d: (-0.66,0.9232809999999999,0.438);n: (-0.18499200000000002,0.915077,0.481025);h: (-0.8379989999999999,1.233,0.46899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ppoowwggccpo</text:p>
          </table:table-cell>
          <table:table-cell table:style-name="ce5" office:value-type="string" calcext:value-type="string">
            <text:p>powgcpo</text:p>
          </table:table-cell>
          <table:table-cell table:style-name="ce5" office:value-type="string" calcext:value-type="string">
            <text:p>p,p,o,o,w,w,g,g,c,c,p,o</text:p>
          </table:table-cell>
          <table:table-cell table:style-name="ce5" office:value-type="string" calcext:value-type="string">
            <text:p>powgcqn</text:p>
          </table:table-cell>
          <table:table-cell table:style-name="ce5"/>
          <table:table-cell table:number-columns-repeated="2" table:style-name="ce5" office:value-type="string" calcext:value-type="string">
            <text:p>p: (0.008034,0.957082,0.6890539999999999);p: (0.008041,0.9296049999999999,0.68902);o: (-0.185,0.928,0.48103500000000005);o: (-0.18499200000000002,0.915077,0.481025);w: (-0.196022,1.35572,0.466005);w: (-0.05700499999999999,1.35572,0.46601800000000004);g: (-0.595001,1.233,0.468999);g: (-0.7159989999999999,1.23301,0.469001);c: (-0.525007,0.923283,0.438);c: (-0.66,0.9232809999999999,0.438);p: (0.008001000000000001,0.902166,0.689002);o: (-0.18499200000000002,0.90217,0.481005)</text:p>
          </table:table-cell>
          <table:table-cell table:style-name="ce5" table:number-columns-repeated="4"/>
          <table:table-cell table:style-name="ce5" office:value-type="float" office:value="0" calcext:value-type="float">
            <text:p>0</text:p>
          </table:table-cell>
          <table:table-cell table:style-name="ce5" table:number-columns-repeated="10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pwwffkkt</text:p>
          </table:table-cell>
          <table:table-cell office:value-type="string" calcext:value-type="string">
            <text:p>pwfkt</text:p>
          </table:table-cell>
          <table:table-cell office:value-type="string" calcext:value-type="string">
            <text:p>p,w,f,k,t</text:p>
          </table:table-cell>
          <table:table-cell office:value-type="string" calcext:value-type="string">
            <text:p>pwzt</text:p>
          </table:table-cell>
          <table:table-cell office:value-type="string" calcext:value-type="string">
            <text:p>p,w,z,t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f: (-0.165225,0.7442479999999999,0.557615);f: (-0.20802600000000002,0.7442439999999999,0.557671);k: (0.002996,0.733422,0.533535);k: (-0.030993,0.7334229999999999,0.530651);t: (-0.649,1.52939,0.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0.002996,0.733422,0.533535);k1: (-0.030993,0.7334229999999999,0.530651);t: (-0.649,1.52939,0.68)</text:p>
          </table:table-cell>
          <table:table-cell office:value-type="string" calcext:value-type="string">
            <text:p>[-0.451354,-0.413918,0.156247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w,f,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C32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E3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pwwookffkrrgg</text:p>
          </table:table-cell>
          <table:table-cell office:value-type="string" calcext:value-type="string">
            <text:p>pwokfkrg</text:p>
          </table:table-cell>
          <table:table-cell office:value-type="string" calcext:value-type="string">
            <text:p>p,p,w,w,o,o,k,f,f,k,r,r,g,g</text:p>
          </table:table-cell>
          <table:table-cell office:value-type="string" calcext:value-type="string">
            <text:p>pwozg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: (-0.7159989999999999,1.23301,0.46900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opcogpgwwffkkssrr</text:p>
          </table:table-cell>
          <table:table-cell office:value-type="string" calcext:value-type="string">
            <text:p>copcogpgwfksr</text:p>
          </table:table-cell>
          <table:table-cell office:value-type="string" calcext:value-type="string">
            <text:p>c,o,p,c,o,g,p,g,w,w,f,f,k,k,s,s,r,r</text:p>
          </table:table-cell>
          <table:table-cell office:value-type="string" calcext:value-type="string">
            <text:p>copdngqhwz</text:p>
          </table:table-cell>
          <table:table-cell/>
          <table:table-cell table:number-columns-repeated="2" office:value-type="string" calcext:value-type="string">
            <text:p>c: (-0.66,0.9232809999999999,0.438);o: (-0.18499200000000002,0.915077,0.481025);p: (0.008034,0.957082,0.6890539999999999);c: (-0.525007,0.923283,0.438);o: (-0.185,0.928,0.48103500000000005);g: (0.393111,0.745051,-0.593776);p: (0.008001000000000001,0.902166,0.689002);g: (-0.8379989999999999,1.233,0.468999);w: (-0.196022,1.35572,0.466005);w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pgsfkskfg</text:p>
          </table:table-cell>
          <table:table-cell office:value-type="string" calcext:value-type="string">
            <text:p>pgsfkskfg</text:p>
          </table:table-cell>
          <table:table-cell office:value-type="string" calcext:value-type="string">
            <text:p>p,p,g,s,f,k,s,k,f,g</text:p>
          </table:table-cell>
          <table:table-cell office:value-type="string" calcext:value-type="string">
            <text:p>pgzh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g: (-0.7159989999999999,1.23301,0.46900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gptocccooppwwgg</text:p>
          </table:table-cell>
          <table:table-cell office:value-type="string" calcext:value-type="string">
            <text:p>wgptocopwg</text:p>
          </table:table-cell>
          <table:table-cell office:value-type="string" calcext:value-type="string">
            <text:p>w,g,p,t,o,c,c,c,o,o,p,p,w,w,g,g</text:p>
          </table:table-cell>
          <table:table-cell office:value-type="string" calcext:value-type="string">
            <text:p>wgptocnqxh</text:p>
          </table:table-cell>
          <table:table-cell/>
          <table:table-cell table:number-columns-repeated="2" office:value-type="string" calcext:value-type="string">
            <text:p>w: (0.083,1.35572,0.466);g: (-0.595001,1.233,0.468999);p: (0.008034,0.957082,0.6890539999999999);t: (-0.649,1.52939,0.68);o: (-0.185,0.928,0.48103500000000005);c: (-0.525007,0.923283,0.438);c: (-0.66,0.9232809999999999,0.438);c: (-0.7949970000000001,0.9232809999999999,0.438);o: (-0.18499200000000002,0.902176,0.48100600000000004);o: (-0.18499200000000002,0.915077,0.481025);p: (0.008001000000000001,0.902166,0.689002);p: (0.008041,0.9296049999999999,0.68902);w: (-0.196022,1.35572,0.466005);w: (-0.05700499999999999,1.35572,0.46601800000000004);g: (-0.7159989999999999,1.23301,0.469001);g: (-0.8379989999999999,1.233,0.46899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poowwccggrree</text:p>
          </table:table-cell>
          <table:table-cell office:value-type="string" calcext:value-type="string">
            <text:p>powcgre</text:p>
          </table:table-cell>
          <table:table-cell office:value-type="string" calcext:value-type="string">
            <text:p>p,o,w,c,g,r,e</text:p>
          </table:table-cell>
          <table:table-cell office:value-type="string" calcext:value-type="string">
            <text:p>powcgz</text:p>
          </table:table-cell>
          <table:table-cell office:value-type="string" calcext:value-type="string">
            <text:p>p,o,w,c,g,z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0.083,1.35572,0.466);w: (-0.05700499999999999,1.35572,0.46601800000000004);c: (-0.525007,0.923283,0.438);c: (-0.66,0.9232809999999999,0.438);g: (-0.595001,1.233,0.468999);g: (-0.7159989999999999,1.23301,0.469001);r: (-0.500441,0.743324,0.5217109999999999);r: (-0.606068,0.743321,0.524829);e: (-0.7940520000000001,0.7428739999999999,0.503884);e: (-0.765776,0.742873,0.515548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05700499999999999,1.35572,0.46601800000000004);c: (-0.525007,0.923283,0.438);c1: (-0.66,0.9232809999999999,0.438);g: (-0.595001,1.233,0.468999);g1: (-0.7159989999999999,1.23301,0.469001);r: (-0.500441,0.743324,0.5217109999999999);r1: (-0.606068,0.743321,0.524829);e: (-0.7940520000000001,0.7428739999999999,0.503884);e1: (-0.765776,0.742873,0.515548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w,c,g,r,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37])" office:value-type="float" office:value="7" calcext:value-type="float">
            <text:p>7</text:p>
          </table:table-cell>
          <table:table-cell office:value-type="float" office:value="0.723" calcext:value-type="float">
            <text:p>0.723</text:p>
          </table:table-cell>
          <table:table-cell table:formula="of:=LEN([.E37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perkscwgtf</text:p>
          </table:table-cell>
          <table:table-cell office:value-type="string" calcext:value-type="string">
            <text:p>p,e,r,k,s,c,w,g,t,f</text:p>
          </table:table-cell>
          <table:table-cell office:value-type="string" calcext:value-type="string">
            <text:p>pzcwgty</text:p>
          </table:table-cell>
          <table:table-cell office:value-type="string" calcext:value-type="string">
            <text:p>p,z,c,w,g,t,y</text:p>
          </table:table-cell>
          <table:table-cell table:number-columns-repeated="2" office:value-type="string" calcext:value-type="string">
            <text:p>p: (0.008034,0.957082,0.6890539999999999);e: (-0.765776,0.742873,0.515548);r: (-0.500441,0.743324,0.5217109999999999);k: (-0.07699199999999999,0.733425,0.531662);s: (0.10966,0.7466,0.505875);c: (-0.525007,0.923283,0.438);w: (-0.196022,1.35572,0.466005);g: (-0.595001,1.233,0.468999);t: (-0.649,1.52939,0.68);f: (-0.165225,0.7442479999999999,0.557615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e,r,k,s,c,w,g,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C38])" office:value-type="float" office:value="10" calcext:value-type="float">
            <text:p>10</text:p>
          </table:table-cell>
          <table:table-cell office:value-type="float" office:value="0.756" calcext:value-type="float">
            <text:p>0.756</text:p>
          </table:table-cell>
          <table:table-cell table:formula="of:=LEN([.E38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pccggwwoorrkfkfss</text:p>
          </table:table-cell>
          <table:table-cell office:value-type="string" calcext:value-type="string">
            <text:p>pcgworkfkfs</text:p>
          </table:table-cell>
          <table:table-cell office:value-type="string" calcext:value-type="string">
            <text:p>p,p,c,c,g,g,w,w,o,o,r,r,k,f,k,f,s,s</text:p>
          </table:table-cell>
          <table:table-cell office:value-type="string" calcext:value-type="string">
            <text:p>pcgwoz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c: (-0.66,0.9232809999999999,0.438);c: (-0.525007,0.923283,0.438);g: (-0.595001,1.233,0.468999);g: (-0.7159989999999999,1.23301,0.469001);w: (-0.05700499999999999,1.35572,0.46601800000000004);w: (-0.196022,1.35572,0.466005);o: (-0.18499200000000002,0.915077,0.481025);o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opoccggkkrr</text:p>
          </table:table-cell>
          <table:table-cell office:value-type="string" calcext:value-type="string">
            <text:p>popocgkr</text:p>
          </table:table-cell>
          <table:table-cell office:value-type="string" calcext:value-type="string">
            <text:p>p,o,p,o,c,c,g,g,k,k,r,r</text:p>
          </table:table-cell>
          <table:table-cell office:value-type="string" calcext:value-type="string">
            <text:p>poqncgz</text:p>
          </table:table-cell>
          <table:table-cell/>
          <table:table-cell table:number-columns-repeated="2" office:value-type="string" calcext:value-type="string">
            <text:p>p: (0.008034,0.957082,0.6890539999999999);o: (-0.185,0.928,0.48103500000000005);p: (0.008041,0.9296049999999999,0.68902);o: (-0.18499200000000002,0.915077,0.481025);c: (-0.525007,0.923283,0.438);c: (-0.66,0.9232809999999999,0.438);g: (-0.595001,1.233,0.468999);g: (-0.7159989999999999,1.23301,0.469001);k: (-0.030993,0.7334229999999999,0.530651);k: (-0.07699199999999999,0.733425,0.531662);r: (-0.500441,0.743324,0.5217109999999999);r: (-0.606068,0.743321,0.52482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wtggccfkfkssrr</text:p>
          </table:table-cell>
          <table:table-cell office:value-type="string" calcext:value-type="string">
            <text:p>pwtgcfkfksr</text:p>
          </table:table-cell>
          <table:table-cell office:value-type="string" calcext:value-type="string">
            <text:p>p,w,t,g,g,c,c,f,k,f,k,s,s,r,r</text:p>
          </table:table-cell>
          <table:table-cell office:value-type="string" calcext:value-type="string">
            <text:p>pwtgcz</text:p>
          </table:table-cell>
          <table:table-cell/>
          <table:table-cell table:number-columns-repeated="2" office:value-type="string" calcext:value-type="string">
            <text:p>p: (0.008034,0.957082,0.6890539999999999);w: (-0.05700499999999999,1.35572,0.46601800000000004);t: (-0.649,1.52939,0.68);g: (-0.7159989999999999,1.23301,0.469001);g: (-0.595001,1.233,0.468999);c: (-0.525007,0.923283,0.438);c: (-0.7949970000000001,0.9232809999999999,0.438);f: (-0.20802600000000002,0.7442439999999999,0.557671);k: (-0.07699199999999999,0.733425,0.531662);f: (-0.165225,0.7442479999999999,0.557615);k: (-0.030993,0.7334229999999999,0.530651);s: (0.10966,0.7466,0.505875);s: (0.071911,0.746328,0.519848);r: (-0.500441,0.743324,0.5217109999999999);r: (-0.606068,0.743321,0.52482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pooccwwkkff</text:p>
          </table:table-cell>
          <table:table-cell office:value-type="string" calcext:value-type="string">
            <text:p>pocwkf</text:p>
          </table:table-cell>
          <table:table-cell office:value-type="string" calcext:value-type="string">
            <text:p>p,o,c,w,k,f</text:p>
          </table:table-cell>
          <table:table-cell office:value-type="string" calcext:value-type="string">
            <text:p>pocwz</text:p>
          </table:table-cell>
          <table:table-cell office:value-type="string" calcext:value-type="string">
            <text:p>p,o,c,w,z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w: (-0.196022,1.35572,0.466005);w: (-0.05700499999999999,1.35572,0.46601800000000004);k: (-0.030993,0.7334229999999999,0.530651);k: (-0.07699199999999999,0.733425,0.531662);f: (-0.20802600000000002,0.7442439999999999,0.557671);f: (-0.165225,0.7442479999999999,0.557615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w: (-0.196022,1.35572,0.466005);w1: (-0.05700499999999999,1.35572,0.46601800000000004);k: (-0.030993,0.7334229999999999,0.530651);k1: (-0.07699199999999999,0.733425,0.531662);f: (-0.20802600000000002,0.7442439999999999,0.557671);f1: (-0.165225,0.7442479999999999,0.557615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c,w,k,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42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4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pgggkfkf</text:p>
          </table:table-cell>
          <table:table-cell office:value-type="string" calcext:value-type="string">
            <text:p>pgkfkf</text:p>
          </table:table-cell>
          <table:table-cell office:value-type="string" calcext:value-type="string">
            <text:p>p,p,g,g,g,k,f,k,f</text:p>
          </table:table-cell>
          <table:table-cell office:value-type="string" calcext:value-type="string">
            <text:p>pgz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g: (-0.595001,1.233,0.468999);g: (-0.7159989999999999,1.23301,0.469001);g: (-0.8379989999999999,1.233,0.468999);k: (-0.030993,0.7334229999999999,0.530651);f: (-0.165225,0.7442479999999999,0.557615);k: (-0.07699199999999999,0.733425,0.531662);f: (-0.20802600000000002,0.7442439999999999,0.55767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cwopg</text:p>
          </table:table-cell>
          <table:table-cell office:value-type="string" calcext:value-type="string">
            <text:p>c,w,o,p,g</text:p>
          </table:table-cell>
          <table:table-cell office:value-type="string" calcext:value-type="string">
            <text:p>cwopg</text:p>
          </table:table-cell>
          <table:table-cell office:value-type="string" calcext:value-type="string">
            <text:p>c,w,o,p,g</text:p>
          </table:table-cell>
          <table:table-cell table:number-columns-repeated="2" office:value-type="string" calcext:value-type="string">
            <text:p>c: (-0.66,0.9232809999999999,0.438);w: (-0.196022,1.35572,0.466005);o: (-0.185,0.928,0.48103500000000005);p: (0.008034,0.957082,0.6890539999999999);g: (0.241356,0.78465,-0.5846140000000001)</text:p>
          </table:table-cell>
          <table:table-cell office:value-type="string" calcext:value-type="string">
            <text:p>[-0.451354,-0.413918,0.156247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c,w,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C4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E44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poowwccggkfkfrr</text:p>
          </table:table-cell>
          <table:table-cell office:value-type="string" calcext:value-type="string">
            <text:p>powcgkfkfr</text:p>
          </table:table-cell>
          <table:table-cell office:value-type="string" calcext:value-type="string">
            <text:p>p,p,o,o,w,w,c,c,g,g,k,f,k,f,r,r</text:p>
          </table:table-cell>
          <table:table-cell office:value-type="string" calcext:value-type="string">
            <text:p>powcgz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o: (-0.185,0.928,0.48103500000000005);o: (-0.18499200000000002,0.915077,0.481025);w: (0.083,1.35572,0.466);w: (-0.196022,1.35572,0.466005);c: (-0.66,0.9232809999999999,0.438);c: (-0.525007,0.923283,0.438);g: (-0.595001,1.233,0.468999);g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wwppggffkssk</text:p>
          </table:table-cell>
          <table:table-cell office:value-type="string" calcext:value-type="string">
            <text:p>wpgfksk</text:p>
          </table:table-cell>
          <table:table-cell office:value-type="string" calcext:value-type="string">
            <text:p>w,w,p,p,g,g,f,f,k,s,s,k</text:p>
          </table:table-cell>
          <table:table-cell office:value-type="string" calcext:value-type="string">
            <text:p>wpgz</text:p>
          </table:table-cell>
          <table:table-cell/>
          <table:table-cell table:number-columns-repeated="2" office:value-type="string" calcext:value-type="string">
            <text:p>w: (-0.196022,1.35572,0.466005);w: (-0.05700499999999999,1.35572,0.46601800000000004);p: (0.008034,0.957082,0.6890539999999999);p: (0.008041,0.9296049999999999,0.68902);g: (-0.595001,1.233,0.468999);g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ocwcpoerre</text:p>
          </table:table-cell>
          <table:table-cell office:value-type="string" calcext:value-type="string">
            <text:p>pocwcpoere</text:p>
          </table:table-cell>
          <table:table-cell office:value-type="string" calcext:value-type="string">
            <text:p>p,o,c,w,c,p,o,e,r,r,e</text:p>
          </table:table-cell>
          <table:table-cell office:value-type="string" calcext:value-type="string">
            <text:p>pocqdqnz</text:p>
          </table:table-cell>
          <table:table-cell/>
          <table:table-cell table:number-columns-repeated="2" office:value-type="string" calcext:value-type="string">
            <text:p>p: (0.008034,0.957082,0.6890539999999999);o: (-0.185,0.928,0.48103500000000005);c: (-0.525007,0.923283,0.438);w: (-0.196022,1.35572,0.466005);c: (-0.66,0.9232809999999999,0.438);p: (0.008041,0.9296049999999999,0.68902);o: (-0.18499200000000002,0.915077,0.481025);e: (-0.7940520000000001,0.7428739999999999,0.503884);r: (-0.606068,0.743321,0.524829);r: (-0.500441,0.743324,0.5217109999999999);e: (-0.765776,0.742873,0.515548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pwkf</text:p>
          </table:table-cell>
          <table:table-cell office:value-type="string" calcext:value-type="string">
            <text:p>p,w,k,f</text:p>
          </table:table-cell>
          <table:table-cell office:value-type="string" calcext:value-type="string">
            <text:p>pwz</text:p>
          </table:table-cell>
          <table:table-cell office:value-type="string" calcext:value-type="string">
            <text:p>p,w,z</text:p>
          </table:table-cell>
          <table:table-cell table:number-columns-repeated="2" office:value-type="string" calcext:value-type="string">
            <text:p>p: (0.008034,0.957082,0.6890539999999999);w: (-0.196022,1.35572,0.466005);k: (-0.030993,0.7334229999999999,0.530651);f: (-0.20802600000000002,0.7442439999999999,0.557671)</text:p>
          </table:table-cell>
          <table:table-cell office:value-type="string" calcext:value-type="string">
            <text:p>[-0.451354,-0.413918,0.156247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w,k,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C48])"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table:formula="of:=LEN([.E48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cptgo</text:p>
          </table:table-cell>
          <table:table-cell office:value-type="string" calcext:value-type="string">
            <text:p>c,p,t,g,o</text:p>
          </table:table-cell>
          <table:table-cell office:value-type="string" calcext:value-type="string">
            <text:p>cptgo</text:p>
          </table:table-cell>
          <table:table-cell office:value-type="string" calcext:value-type="string">
            <text:p>c,p,t,g,o</text:p>
          </table:table-cell>
          <table:table-cell table:number-columns-repeated="2" office:value-type="string" calcext:value-type="string">
            <text:p>c: (-0.525007,0.923283,0.438);p: (0.008088,0.9570780000000001,0.689128);t: (-0.649,1.52939,0.68);g: (-0.595001,1.233,0.468999);o: (-0.184988,0.915076,0.48103100000000004)</text:p>
          </table:table-cell>
          <table:table-cell office:value-type="string" calcext:value-type="string">
            <text:p>[-0.451354,-0.413918,0.156247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c,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C49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E49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pooccffkksswwggrr</text:p>
          </table:table-cell>
          <table:table-cell office:value-type="string" calcext:value-type="string">
            <text:p>pocfkswgr</text:p>
          </table:table-cell>
          <table:table-cell office:value-type="string" calcext:value-type="string">
            <text:p>p,p,o,o,c,c,f,f,k,k,s,s,w,w,g,g,r,r</text:p>
          </table:table-cell>
          <table:table-cell office:value-type="string" calcext:value-type="string">
            <text:p>poczwgx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o: (-0.185,0.928,0.48103500000000005);o: (-0.18499200000000002,0.915077,0.481025);c: (-0.660004,0.923283,0.438);c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: (0.083,1.35572,0.466);g: (-0.595001,1.233,0.468999);g: (-0.7159989999999999,1.23301,0.469001);r: (-0.500441,0.743324,0.5217109999999999);r: (-0.606068,0.743321,0.52482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poowwccfkfk</text:p>
          </table:table-cell>
          <table:table-cell office:value-type="string" calcext:value-type="string">
            <text:p>powcfkfk</text:p>
          </table:table-cell>
          <table:table-cell office:value-type="string" calcext:value-type="string">
            <text:p>p,p,o,o,w,w,c,c,f,k,f,k</text:p>
          </table:table-cell>
          <table:table-cell office:value-type="string" calcext:value-type="string">
            <text:p>powcz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o: (-0.185,0.928,0.48103500000000005);o: (-0.18499200000000002,0.915077,0.481025);w: (-0.196022,1.35572,0.466005);w: (-0.05700499999999999,1.35572,0.46601800000000004);c: (-0.525007,0.923283,0.438);c: (-0.66,0.9232809999999999,0.438);f: (-0.165225,0.7442479999999999,0.557615);k: (-0.030993,0.7334229999999999,0.530651);f: (-0.20802600000000002,0.7442439999999999,0.557671);k: (-0.07699199999999999,0.733425,0.531662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pwwggfkssfk</text:p>
          </table:table-cell>
          <table:table-cell office:value-type="string" calcext:value-type="string">
            <text:p>pwgfksfk</text:p>
          </table:table-cell>
          <table:table-cell office:value-type="string" calcext:value-type="string">
            <text:p>p,p,w,w,g,g,f,k,s,s,f,k</text:p>
          </table:table-cell>
          <table:table-cell office:value-type="string" calcext:value-type="string">
            <text:p>pwgz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w: (-0.196022,1.35572,0.466005);w: (-0.05700499999999999,1.35572,0.46601800000000004);g: (-0.595001,1.233,0.468999);g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gppwwffkkss</text:p>
          </table:table-cell>
          <table:table-cell office:value-type="string" calcext:value-type="string">
            <text:p>gpwfks</text:p>
          </table:table-cell>
          <table:table-cell office:value-type="string" calcext:value-type="string">
            <text:p>g,p,w,f,k,s</text:p>
          </table:table-cell>
          <table:table-cell office:value-type="string" calcext:value-type="string">
            <text:p>gpwz</text:p>
          </table:table-cell>
          <table:table-cell office:value-type="string" calcext:value-type="string">
            <text:p>g,p,w,z</text:p>
          </table:table-cell>
          <table:table-cell office:value-type="string" calcext:value-type="string">
            <text:p>g: (-0.595001,1.233,0.468999);g: (-0.7159989999999999,1.23301,0.469001);p: (0.008041,0.9296049999999999,0.68902);p: (0.008034,0.957082,0.6890539999999999);w: (-0.05700499999999999,1.35572,0.46601800000000004);w: (-0.196022,1.35572,0.466005);f: (-0.251825,0.744246,0.557668);f: (-0.165225,0.7442479999999999,0.557615);k: (-0.030993,0.7334229999999999,0.530651);k: (-0.07699199999999999,0.733425,0.531662);s: (0.10966,0.7466,0.505875);s: (0.071911,0.746328,0.519848)</text:p>
          </table:table-cell>
          <table:table-cell office:value-type="string" calcext:value-type="string">
            <text:p>g: (-0.595001,1.233,0.468999);g1: (-0.7159989999999999,1.23301,0.469001);p: (0.008041,0.9296049999999999,0.68902);p1: (0.008034,0.957082,0.6890539999999999);w: (-0.05700499999999999,1.35572,0.46601800000000004);w1: (-0.196022,1.35572,0.466005);f: (-0.251825,0.744246,0.557668);f1: (-0.165225,0.7442479999999999,0.557615);k: (-0.030993,0.7334229999999999,0.530651);k1: (-0.07699199999999999,0.733425,0.531662);s: (0.10966,0.7466,0.505875);s1: (0.071911,0.746328,0.519848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g,w,f,k,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54])" office:value-type="float" office:value="6" calcext:value-type="float">
            <text:p>6</text:p>
          </table:table-cell>
          <table:table-cell office:value-type="float" office:value="0.605" calcext:value-type="float">
            <text:p>0.605</text:p>
          </table:table-cell>
          <table:table-cell table:formula="of:=LEN([.E54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cgwpw</text:p>
          </table:table-cell>
          <table:table-cell office:value-type="string" calcext:value-type="string">
            <text:p>c,g,w,p,w</text:p>
          </table:table-cell>
          <table:table-cell office:value-type="string" calcext:value-type="string">
            <text:p>cgwpx</text:p>
          </table:table-cell>
          <table:table-cell/>
          <table:table-cell table:number-columns-repeated="2" office:value-type="string" calcext:value-type="string">
            <text:p>c: (-0.525007,0.923283,0.438);g: (-0.595001,1.233,0.468999);w: (0.39989,0.799442,-0.6944);p: (0.008034,0.957082,0.6890539999999999);w: (-0.05700499999999999,1.35572,0.46601800000000004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ccwwwooopppgggtrreekfkskssff</text:p>
          </table:table-cell>
          <table:table-cell office:value-type="string" calcext:value-type="string">
            <text:p>cwopgtrekfksksf</text:p>
          </table:table-cell>
          <table:table-cell office:value-type="string" calcext:value-type="string">
            <text:p>c,c,c,w,w,w,o,o,o,p,p,p,g,g,g,t,r,r,e,e,k,f,k,s,k,s,s,f,f</text:p>
          </table:table-cell>
          <table:table-cell table:number-columns-repeated="2"/>
          <table:table-cell table:number-columns-repeated="2" office:value-type="string" calcext:value-type="string">
            <text:p>c: (-0.525007,0.923283,0.438);c: (-0.66,0.9232809999999999,0.438);c: (-0.7949970000000001,0.9232809999999999,0.438);w: (-0.05700499999999999,1.35572,0.46601800000000004);w: (-0.196022,1.35572,0.466005);w: (0.083,1.35572,0.466);o: (-0.185,0.928,0.48103500000000005);o: (-0.18499200000000002,0.915077,0.481025);o: (-0.18499200000000002,0.90217,0.481005);p: (0.008041,0.9296049999999999,0.68902);p: (0.008034,0.957082,0.6890539999999999);p: (0.008001000000000001,0.902166,0.689002);g: (-0.595001,1.233,0.468999);g: (-0.7159989999999999,1.23301,0.469001);g: (-0.8379989999999999,1.233,0.468999);t: (-0.649,1.52939,0.68);r: (-0.500441,0.743324,0.5217109999999999);r: (-0.606068,0.743321,0.524829);e: (-0.765776,0.742873,0.515548);e: (-0.7940520000000001,0.7428739999999999,0.503884);k: (-0.07699199999999999,0.733425,0.531662);f: (-0.165225,0.7442479999999999,0.557615);k: (-0.030993,0.7334229999999999,0.530651);s: (0.071911,0.746328,0.519848);k: (0.002996,0.733422,0.533535);s: (0.146585,0.7467189999999999,0.516146);s: (0.10966,0.7466,0.505875);f: (-0.20802600000000002,0.7442439999999999,0.557671);f: (-0.251825,0.744246,0.557668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pocsfkw</text:p>
          </table:table-cell>
          <table:table-cell office:value-type="string" calcext:value-type="string">
            <text:p>p,o,c,s,f,k,w</text:p>
          </table:table-cell>
          <table:table-cell office:value-type="string" calcext:value-type="string">
            <text:p>poczw</text:p>
          </table:table-cell>
          <table:table-cell office:value-type="string" calcext:value-type="string">
            <text:p>p,o,c,z,w</text:p>
          </table:table-cell>
          <table:table-cell table:number-columns-repeated="2" office:value-type="string" calcext:value-type="string">
            <text:p>p: (0.008034,0.957082,0.6890539999999999);o: (-0.185,0.928,0.48103500000000005);c: (-0.7949970000000001,0.9232809999999999,0.438);s: (0.146585,0.7467189999999999,0.516146);f: (-0.251825,0.744246,0.557668);k: (-0.030993,0.7334229999999999,0.530651);w: (-0.196022,1.35572,0.466005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c,s,f,k,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57])" office:value-type="float" office:value="7" calcext:value-type="float">
            <text:p>7</text:p>
          </table:table-cell>
          <table:table-cell office:value-type="float" office:value="0.666" calcext:value-type="float">
            <text:p>0.666</text:p>
          </table:table-cell>
          <table:table-cell table:formula="of:=LEN([.E57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ooccppwwggfkkf</text:p>
          </table:table-cell>
          <table:table-cell office:value-type="string" calcext:value-type="string">
            <text:p>ocpwgfkf</text:p>
          </table:table-cell>
          <table:table-cell office:value-type="string" calcext:value-type="string">
            <text:p>o,o,c,c,p,p,w,w,g,g,f,k,k,f</text:p>
          </table:table-cell>
          <table:table-cell office:value-type="string" calcext:value-type="string">
            <text:p>ocpwgz</text:p>
          </table:table-cell>
          <table:table-cell/>
          <table:table-cell table:number-columns-repeated="2" office:value-type="string" calcext:value-type="string">
            <text:p>o: (-0.185,0.928,0.48103500000000005);o: (-0.18499200000000002,0.915077,0.481025);c: (-0.525007,0.923283,0.438);c: (-0.66,0.9232809999999999,0.438);p: (0.008034,0.957082,0.6890539999999999);p: (0.008041,0.9296049999999999,0.68902);w: (-0.196022,1.35572,0.466005);w: (-0.05700499999999999,1.35572,0.46601800000000004);g: (-0.595001,1.233,0.468999);g: (-0.7159989999999999,1.23301,0.469001);f: (-0.165225,0.7442479999999999,0.557615);k: (-0.07699199999999999,0.733425,0.531662);k: (-0.030993,0.7334229999999999,0.530651);f: (-0.20802600000000002,0.7442439999999999,0.55767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pwwggteerrkkffssoocc</text:p>
          </table:table-cell>
          <table:table-cell office:value-type="string" calcext:value-type="string">
            <text:p>pwgterkfsoc</text:p>
          </table:table-cell>
          <table:table-cell office:value-type="string" calcext:value-type="string">
            <text:p>p,p,w,w,g,g,t,e,e,r,r,k,k,f,f,s,s,o,o,c,c</text:p>
          </table:table-cell>
          <table:table-cell office:value-type="string" calcext:value-type="string">
            <text:p>pwgtzc</text:p>
          </table:table-cell>
          <table:table-cell/>
          <table:table-cell table:number-columns-repeated="2" office:value-type="string" calcext:value-type="string">
            <text:p>p: (0.008041,0.9296049999999999,0.68902);p: (0.008034,0.957082,0.6890539999999999);w: (-0.196022,1.35572,0.466005);w: (-0.05700499999999999,1.35572,0.46601800000000004);g: (-0.595001,1.233,0.468999);g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: (-0.185,0.928,0.48103500000000005);c: (-0.66,0.9232809999999999,0.438);c: (-0.525007,0.923283,0.438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pocgwrkfs</text:p>
          </table:table-cell>
          <table:table-cell office:value-type="string" calcext:value-type="string">
            <text:p>p,o,c,g,w,r,k,f,s</text:p>
          </table:table-cell>
          <table:table-cell office:value-type="string" calcext:value-type="string">
            <text:p>pocgwz</text:p>
          </table:table-cell>
          <table:table-cell office:value-type="string" calcext:value-type="string">
            <text:p>p,o,c,g,w,z</text:p>
          </table:table-cell>
          <table:table-cell table:number-columns-repeated="2" office:value-type="string" calcext:value-type="string">
            <text:p>p: (0.008034,0.957082,0.6890539999999999);o: (-0.185,0.928,0.48103500000000005);c: (-0.525007,0.923283,0.438);g: (-0.595001,1.233,0.468999);w: (-0.196022,1.35572,0.466005);r: (-0.500441,0.743324,0.5217109999999999);k: (-0.030993,0.7334229999999999,0.530651);f: (-0.165225,0.7442479999999999,0.557615);s: (0.10966,0.7466,0.505875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c,g,w,r,k,f,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C61])" office:value-type="float" office:value="9" calcext:value-type="float">
            <text:p>9</text:p>
          </table:table-cell>
          <table:table-cell office:value-type="float" office:value="0.723" calcext:value-type="float">
            <text:p>0.723</text:p>
          </table:table-cell>
          <table:table-cell table:formula="of:=LEN([.E61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tgcwpro</text:p>
          </table:table-cell>
          <table:table-cell office:value-type="string" calcext:value-type="string">
            <text:p>t,g,c,w,p,r,o</text:p>
          </table:table-cell>
          <table:table-cell office:value-type="string" calcext:value-type="string">
            <text:p>tgcwpzo</text:p>
          </table:table-cell>
          <table:table-cell office:value-type="string" calcext:value-type="string">
            <text:p>t,g,c,w,p,z,o</text:p>
          </table:table-cell>
          <table:table-cell table:number-columns-repeated="2" office:value-type="string" calcext:value-type="string">
            <text:p>t: (-0.649,1.52939,0.68);g: (-0.595001,1.233,0.468999);c: (-0.7949970000000001,0.9232809999999999,0.438);w: (-0.196022,1.35572,0.466005);p: (0.008034,0.957082,0.6890539999999999);r: (-0.500441,0.743324,0.5217109999999999);o: (-0.185,0.928,0.48103500000000005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g,c,w,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62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E62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pooccgggkfsskfrr</text:p>
          </table:table-cell>
          <table:table-cell office:value-type="string" calcext:value-type="string">
            <text:p>pocgkfskfr</text:p>
          </table:table-cell>
          <table:table-cell office:value-type="string" calcext:value-type="string">
            <text:p>p,p,o,o,c,c,g,g,g,k,f,s,s,k,f,r,r</text:p>
          </table:table-cell>
          <table:table-cell office:value-type="string" calcext:value-type="string">
            <text:p>pocgz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o: (-0.185,0.928,0.48103500000000005);o: (-0.18499200000000002,0.915077,0.481025);c: (-0.5250090000000001,0.923284,0.43800500000000003);c: (-0.66,0.9232809999999999,0.438);g: (-0.595001,1.233,0.468999);g: (-0.7159989999999999,1.23301,0.469001);g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pggccooww</text:p>
          </table:table-cell>
          <table:table-cell office:value-type="string" calcext:value-type="string">
            <text:p>pgcow</text:p>
          </table:table-cell>
          <table:table-cell office:value-type="string" calcext:value-type="string">
            <text:p>p,g,c,o,w</text:p>
          </table:table-cell>
          <table:table-cell office:value-type="string" calcext:value-type="string">
            <text:p>pgcow</text:p>
          </table:table-cell>
          <table:table-cell office:value-type="string" calcext:value-type="string">
            <text:p>p,g,c,o,w</text:p>
          </table:table-cell>
          <table:table-cell office:value-type="string" calcext:value-type="string">
            <text:p>p: (0.008034,0.957082,0.6890539999999999);p: (0.008041,0.9296049999999999,0.68902);g: (-0.595001,1.233,0.468999);g: (-0.7159989999999999,1.23301,0.469001);c: (-0.66,0.9232809999999999,0.438);c: (-0.525007,0.923283,0.438);o: (-0.18499200000000002,0.915077,0.481025);o: (-0.185,0.928,0.48103500000000005);w: (-0.196022,1.35572,0.466005);w: (-0.05700499999999999,1.35572,0.46601800000000004)</text:p>
          </table:table-cell>
          <table:table-cell office:value-type="string" calcext:value-type="string">
            <text:p>p: (0.008034,0.957082,0.6890539999999999);p1: (0.008041,0.9296049999999999,0.68902);g: (-0.595001,1.233,0.468999);g1: (-0.7159989999999999,1.23301,0.469001);c: (-0.66,0.9232809999999999,0.438);c1: (-0.525007,0.923283,0.438);o: (-0.18499200000000002,0.915077,0.481025);o1: (-0.185,0.928,0.48103500000000005);w: (-0.196022,1.35572,0.466005);w1: (-0.05700499999999999,1.35572,0.46601800000000004)</text:p>
          </table:table-cell>
          <table:table-cell office:value-type="string" calcext:value-type="string">
            <text:p>[-0.451354,-0.413918,0.156247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g,c,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C6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E64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opwg</text:p>
          </table:table-cell>
          <table:table-cell office:value-type="string" calcext:value-type="string">
            <text:p>o,p,w,g</text:p>
          </table:table-cell>
          <table:table-cell office:value-type="string" calcext:value-type="string">
            <text:p>opwg</text:p>
          </table:table-cell>
          <table:table-cell office:value-type="string" calcext:value-type="string">
            <text:p>o,p,w,g</text:p>
          </table:table-cell>
          <table:table-cell table:number-columns-repeated="2" office:value-type="string" calcext:value-type="string">
            <text:p>o: (-0.185,0.928,0.48103500000000005);p: (0.008034,0.957082,0.6890539999999999);w: (-0.196022,1.35572,0.466005);g: (-0.595001,1.233,0.468999)</text:p>
          </table:table-cell>
          <table:table-cell office:value-type="string" calcext:value-type="string">
            <text:p>[-0.451354,-0.413918,0.156247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o,p,w,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C65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E65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wpgcoowpcfksre</text:p>
          </table:table-cell>
          <table:table-cell office:value-type="string" calcext:value-type="string">
            <text:p>wpgcowpcfksre</text:p>
          </table:table-cell>
          <table:table-cell office:value-type="string" calcext:value-type="string">
            <text:p>w,p,g,c,o,o,w,p,c,f,k,s,r,e</text:p>
          </table:table-cell>
          <table:table-cell office:value-type="string" calcext:value-type="string">
            <text:p>wpgcoxqdz</text:p>
          </table:table-cell>
          <table:table-cell/>
          <table:table-cell table:number-columns-repeated="2" office:value-type="string" calcext:value-type="string">
            <text:p>w: (-0.05700499999999999,1.35572,0.46601800000000004);p: (0.008034,0.957082,0.6890539999999999);g: (-0.595001,1.233,0.468999);c: (-0.525007,0.923283,0.438);o: (-0.185,0.928,0.48103500000000005);o: (-0.18499200000000002,0.915077,0.481025);w: (-0.196022,1.35572,0.466005);p: (0.008041,0.9296049999999999,0.68902);c: (-0.66,0.9232809999999999,0.438);f: (-0.165225,0.7442479999999999,0.557615);k: (-0.030993,0.7334229999999999,0.530651);s: (0.10966,0.7466,0.505875);r: (-0.500441,0.743324,0.5217109999999999);e: (-0.765776,0.742873,0.515548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,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,e</text:p>
          </table:table-cell>
          <table:table-cell table:number-columns-repeated="2" office:value-type="string" calcext:value-type="string">
            <text:p>r: (-0.606068,0.743321,0.524829);e: (-0.7940520000000001,0.7428739999999999,0.503884)</text:p>
          </table:table-cell>
          <table:table-cell office:value-type="string" calcext:value-type="string">
            <text:p>[-0.451354,-0.413918,0.156247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r,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formula="of:=LEN([.C67])"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LEN([.E67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ptwwggffkkss</text:p>
          </table:table-cell>
          <table:table-cell office:value-type="string" calcext:value-type="string">
            <text:p>ptwgfks</text:p>
          </table:table-cell>
          <table:table-cell office:value-type="string" calcext:value-type="string">
            <text:p>p,t,w,g,f,k,s</text:p>
          </table:table-cell>
          <table:table-cell office:value-type="string" calcext:value-type="string">
            <text:p>ptwgz</text:p>
          </table:table-cell>
          <table:table-cell office:value-type="string" calcext:value-type="string">
            <text:p>p,t,w,g,z</text:p>
          </table:table-cell>
          <table:table-cell office:value-type="string" calcext:value-type="string">
            <text:p>p: (0.008034,0.957082,0.6890539999999999);p: (0.008041,0.9296049999999999,0.68902);t: (-0.649,1.52939,0.68);w: (-0.196022,1.35572,0.466005);w: (-0.05700499999999999,1.35572,0.46601800000000004);g: (-0.8379989999999999,1.233,0.468999);g: (-0.595001,1.233,0.468999);f: (-0.251825,0.744246,0.557668);f: (-0.20802600000000002,0.7442439999999999,0.557671);k: (-0.07699199999999999,0.733425,0.531662);k: (-0.030993,0.7334229999999999,0.530651);s: (0.071911,0.746328,0.519848);s: (0.10966,0.7466,0.505875)</text:p>
          </table:table-cell>
          <table:table-cell office:value-type="string" calcext:value-type="string">
            <text:p>p: (0.008034,0.957082,0.6890539999999999);p1: (0.008041,0.9296049999999999,0.68902);t: (-0.649,1.52939,0.68);w: (-0.196022,1.35572,0.466005);w1: (-0.05700499999999999,1.35572,0.46601800000000004);g: (-0.8379989999999999,1.233,0.468999);g1: (-0.595001,1.233,0.468999);f: (-0.251825,0.744246,0.557668);f1: (-0.20802600000000002,0.7442439999999999,0.557671);k: (-0.07699199999999999,0.733425,0.531662);k1: (-0.030993,0.7334229999999999,0.530651);s: (0.071911,0.746328,0.519848);s1: (0.10966,0.7466,0.505875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w,g,f,k,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68])" office:value-type="float" office:value="7" calcext:value-type="float">
            <text:p>7</text:p>
          </table:table-cell>
          <table:table-cell office:value-type="float" office:value="0.666" calcext:value-type="float">
            <text:p>0.666</text:p>
          </table:table-cell>
          <table:table-cell table:formula="of:=LEN([.E68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pooccrrfkfk</text:p>
          </table:table-cell>
          <table:table-cell office:value-type="string" calcext:value-type="string">
            <text:p>pocrfkfk</text:p>
          </table:table-cell>
          <table:table-cell office:value-type="string" calcext:value-type="string">
            <text:p>p,p,o,o,c,c,r,r,f,k,f,k</text:p>
          </table:table-cell>
          <table:table-cell office:value-type="string" calcext:value-type="string">
            <text:p>pocz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poocckkrr</text:p>
          </table:table-cell>
          <table:table-cell office:value-type="string" calcext:value-type="string">
            <text:p>pockr</text:p>
          </table:table-cell>
          <table:table-cell office:value-type="string" calcext:value-type="string">
            <text:p>p,o,c,k,r</text:p>
          </table:table-cell>
          <table:table-cell office:value-type="string" calcext:value-type="string">
            <text:p>pocz</text:p>
          </table:table-cell>
          <table:table-cell office:value-type="string" calcext:value-type="string">
            <text:p>p,o,c,z</text:p>
          </table:table-cell>
          <table:table-cell office:value-type="string" calcext:value-type="string">
            <text:p>p: (0.008041,0.9296049999999999,0.68902);p: (0.008034,0.957082,0.6890539999999999);o: (-0.185,0.928,0.48103500000000005);o: (-0.18499200000000002,0.915077,0.481025);c: (-0.525007,0.923283,0.438);c: (-0.66,0.9232809999999999,0.438);k: (0.002996,0.733422,0.533535);k: (-0.030993,0.7334229999999999,0.530651);r: (-0.500441,0.743324,0.5217109999999999);r: (-0.606068,0.743321,0.524829)</text:p>
          </table:table-cell>
          <table:table-cell office:value-type="string" calcext:value-type="string">
            <text:p>p: (0.008041,0.9296049999999999,0.68902);p1: (0.008034,0.957082,0.6890539999999999);o: (-0.185,0.928,0.48103500000000005);o1: (-0.18499200000000002,0.915077,0.481025);c: (-0.525007,0.923283,0.438);c1: (-0.66,0.9232809999999999,0.438);k: (0.002996,0.733422,0.533535);k1: (-0.030993,0.7334229999999999,0.530651);r: (-0.500441,0.743324,0.5217109999999999);r1: (-0.606068,0.743321,0.524829)</text:p>
          </table:table-cell>
          <table:table-cell office:value-type="string" calcext:value-type="string">
            <text:p>[-0.451354,-0.413918,0.156247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c,k,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C70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E70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poocckfskfswwggrree</text:p>
          </table:table-cell>
          <table:table-cell office:value-type="string" calcext:value-type="string">
            <text:p>pockfskfswgre</text:p>
          </table:table-cell>
          <table:table-cell office:value-type="string" calcext:value-type="string">
            <text:p>p,p,o,o,c,c,k,f,s,k,f,s,w,w,g,g,r,r,e,e</text:p>
          </table:table-cell>
          <table:table-cell office:value-type="string" calcext:value-type="string">
            <text:p>pocz</text:p>
          </table:table-cell>
          <table:table-cell/>
          <table:table-cell table:number-columns-repeated="2" office:value-type="string" calcext:value-type="string">
            <text:p>p: (0.07663500000000001,0.902365,0.447553);p: (0.008823000000000001,0.929933,0.695141);o: (-0.18504,0.928154,0.48110299999999995);o: (-0.185004,0.9149219999999999,0.481049);c: (-0.490726,0.923284,0.44605);c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: (-0.068993,1.35572,0.46785600000000005);g: (-0.595001,1.233,0.468999);g: (-0.7159989999999999,1.23301,0.469001);r: (-0.606068,0.743321,0.524829);r: (-0.500441,0.743324,0.5217109999999999);e: (-0.765776,0.742873,0.515548);e: (-0.7940520000000001,0.7428739999999999,0.503884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gpcowpgpwwccoog</text:p>
          </table:table-cell>
          <table:table-cell office:value-type="string" calcext:value-type="string">
            <text:p>tgpcowpgpwcog</text:p>
          </table:table-cell>
          <table:table-cell office:value-type="string" calcext:value-type="string">
            <text:p>t,g,p,c,o,w,p,g,p,w,w,c,c,o,o,g</text:p>
          </table:table-cell>
          <table:table-cell office:value-type="string" calcext:value-type="string">
            <text:p>poczwgx</text:p>
          </table:table-cell>
          <table:table-cell/>
          <table:table-cell table:number-columns-repeated="2" office:value-type="string" calcext:value-type="string">
            <text:p>t: (-0.6427069999999999,1.5358,0.680133);g: (-0.595001,1.233,0.468999);p: (0.008034,0.957082,0.6890539999999999);c: (-0.525007,0.923283,0.438);o: (-0.185,0.928,0.48103500000000005);w: (-0.05700499999999999,1.35572,0.46601800000000004);p: (0.008041,0.9296049999999999,0.68902);g: (-0.7159989999999999,1.23301,0.469001);p: (0.008001000000000001,0.902166,0.689002);w: (-0.196022,1.35572,0.466005);w: (0.083,1.35572,0.466);c: (-0.66,0.9232809999999999,0.438);c: (-0.7949970000000001,0.9232809999999999,0.438);o: (-0.18499200000000002,0.915077,0.481025);o: (-0.18499200000000002,0.90217,0.481005);g: (-0.8379989999999999,1.233,0.46899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gwpfrkst</text:p>
          </table:table-cell>
          <table:table-cell office:value-type="string" calcext:value-type="string">
            <text:p>g,w,p,f,r,k,s,t</text:p>
          </table:table-cell>
          <table:table-cell office:value-type="string" calcext:value-type="string">
            <text:p>gwpzt</text:p>
          </table:table-cell>
          <table:table-cell office:value-type="string" calcext:value-type="string">
            <text:p>g,w,p,z,t</text:p>
          </table:table-cell>
          <table:table-cell table:number-columns-repeated="2" office:value-type="string" calcext:value-type="string">
            <text:p>g: (-0.595001,1.233,0.468999);w: (-0.196022,1.35572,0.466005);p: (0.008034,0.957082,0.6890539999999999);f: (-0.20802600000000002,0.7442439999999999,0.557671);r: (-0.500441,0.743324,0.5217109999999999);k: (0.002996,0.733422,0.533535);s: (0.10966,0.7466,0.505875);t: (-0.649,1.52939,0.68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g,w,f,r,k,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73])" office:value-type="float" office:value="8" calcext:value-type="float">
            <text:p>8</text:p>
          </table:table-cell>
          <table:table-cell office:value-type="float" office:value="0.666" calcext:value-type="float">
            <text:p>0.666</text:p>
          </table:table-cell>
          <table:table-cell table:formula="of:=LEN([.E73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pfkfkssgg</text:p>
          </table:table-cell>
          <table:table-cell office:value-type="string" calcext:value-type="string">
            <text:p>pfkfksg</text:p>
          </table:table-cell>
          <table:table-cell office:value-type="string" calcext:value-type="string">
            <text:p>p,p,f,k,f,k,s,s,g,g</text:p>
          </table:table-cell>
          <table:table-cell office:value-type="string" calcext:value-type="string">
            <text:p>pzg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: (-0.7159989999999999,1.23301,0.46900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pwwoogssffkkg</text:p>
          </table:table-cell>
          <table:table-cell office:value-type="string" calcext:value-type="string">
            <text:p>pwogsfkg</text:p>
          </table:table-cell>
          <table:table-cell office:value-type="string" calcext:value-type="string">
            <text:p>p,p,w,w,o,o,g,s,s,f,f,k,k,g</text:p>
          </table:table-cell>
          <table:table-cell office:value-type="string" calcext:value-type="string">
            <text:p>pwogzh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g: (-0.7159989999999999,1.23301,0.46900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pwwkkff</text:p>
          </table:table-cell>
          <table:table-cell office:value-type="string" calcext:value-type="string">
            <text:p>pwkf</text:p>
          </table:table-cell>
          <table:table-cell office:value-type="string" calcext:value-type="string">
            <text:p>p,w,k,f</text:p>
          </table:table-cell>
          <table:table-cell office:value-type="string" calcext:value-type="string">
            <text:p>pwz</text:p>
          </table:table-cell>
          <table:table-cell office:value-type="string" calcext:value-type="string">
            <text:p>p,w,z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k: (0.002996,0.733422,0.533535);k: (-0.030993,0.7334229999999999,0.530651);f: (-0.20802600000000002,0.7442439999999999,0.557671);f: (-0.251825,0.744246,0.5576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k: (0.002996,0.733422,0.533535);k1: (-0.030993,0.7334229999999999,0.530651);f: (-0.20802600000000002,0.7442439999999999,0.557671);f1: (-0.251825,0.744246,0.557668)</text:p>
          </table:table-cell>
          <table:table-cell office:value-type="string" calcext:value-type="string">
            <text:p>[-0.451354,-0.413918,0.156247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w,k,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C76])"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table:formula="of:=LEN([.E76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wwppooccoskfsfk</text:p>
          </table:table-cell>
          <table:table-cell office:value-type="string" calcext:value-type="string">
            <text:p>gwpocoskfsfk</text:p>
          </table:table-cell>
          <table:table-cell office:value-type="string" calcext:value-type="string">
            <text:p>g,w,w,p,p,o,o,c,c,o,s,k,f,s,f,k</text:p>
          </table:table-cell>
          <table:table-cell office:value-type="string" calcext:value-type="string">
            <text:p>gwpocnz</text:p>
          </table:table-cell>
          <table:table-cell/>
          <table:table-cell table:number-columns-repeated="2" office:value-type="string" calcext:value-type="string">
            <text:p>g: (-0.595001,1.233,0.468999);w: (-0.05700499999999999,1.35572,0.46601800000000004);w: (-0.196022,1.35572,0.466005);p: (0.008041,0.9296049999999999,0.68902);p: (0.008034,0.957082,0.6890539999999999);o: (-0.187556,0.9276059999999999,0.4821);o: (-0.186175,0.914906,0.48156499999999997);c: (-0.525007,0.923283,0.438);c: (-0.66,0.9232809999999999,0.438);o: (-0.185123,0.9022049999999999,0.4809);s: (0.146585,0.7467189999999999,0.516146);k: (0.002996,0.733422,0.533535);f: (-0.20802600000000002,0.7442439999999999,0.557671);s: (0.10966,0.7466,0.505875);f: (-0.251825,0.744246,0.557668);k: (-0.030993,0.7334229999999999,0.53065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wwtppcoockfkf</text:p>
          </table:table-cell>
          <table:table-cell office:value-type="string" calcext:value-type="string">
            <text:p>wtpcockfkf</text:p>
          </table:table-cell>
          <table:table-cell office:value-type="string" calcext:value-type="string">
            <text:p>w,w,t,p,p,c,o,o,c,k,f,k,f</text:p>
          </table:table-cell>
          <table:table-cell office:value-type="string" calcext:value-type="string">
            <text:p>wtpcodz</text:p>
          </table:table-cell>
          <table:table-cell/>
          <table:table-cell table:number-columns-repeated="2" office:value-type="string" calcext:value-type="string">
            <text:p>w: (-0.195734,1.35574,0.466135);w: (-0.05700499999999999,1.35572,0.46601800000000004);t: (-0.649,1.52939,0.68);p: (0.008034,0.957082,0.6890539999999999);p: (0.008041,0.9296049999999999,0.68902);c: (-0.66,0.9232809999999999,0.438);o: (-0.185,0.928,0.48103500000000005);o: (-0.18499200000000002,0.915077,0.481025);c: (-0.525007,0.923283,0.438);k: (-0.030993,0.7334229999999999,0.530651);f: (-0.20802600000000002,0.7442439999999999,0.557671);k: (-0.07699199999999999,0.733425,0.531662);f: (-0.165225,0.7442479999999999,0.557615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wwppggfkfkrree</text:p>
          </table:table-cell>
          <table:table-cell office:value-type="string" calcext:value-type="string">
            <text:p>wpgfkfkre</text:p>
          </table:table-cell>
          <table:table-cell office:value-type="string" calcext:value-type="string">
            <text:p>w,w,p,p,g,g,f,k,f,k,r,r,e,e</text:p>
          </table:table-cell>
          <table:table-cell office:value-type="string" calcext:value-type="string">
            <text:p>wpgz</text:p>
          </table:table-cell>
          <table:table-cell/>
          <table:table-cell table:number-columns-repeated="2" office:value-type="string" calcext:value-type="string">
            <text:p>w: (-0.196022,1.35572,0.466005);w: (-0.05700499999999999,1.35572,0.46601800000000004);p: (0.008034,0.957082,0.6890539999999999);p: (0.008041,0.9296049999999999,0.68902);g: (-0.595001,1.233,0.468999);g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pococwwtrrfkfkgg</text:p>
          </table:table-cell>
          <table:table-cell office:value-type="string" calcext:value-type="string">
            <text:p>pococwtrfkfkg</text:p>
          </table:table-cell>
          <table:table-cell office:value-type="string" calcext:value-type="string">
            <text:p>p,p,o,c,o,c,w,w,t,r,r,f,k,f,k,g,g</text:p>
          </table:table-cell>
          <table:table-cell office:value-type="string" calcext:value-type="string">
            <text:p>pocnwtzg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o: (-0.185,0.928,0.48103500000000005);c: (-0.525007,0.923283,0.438);o: (-0.18499200000000002,0.915077,0.481025);c: (-0.66,0.9232809999999999,0.438);w: (-0.196022,1.35572,0.466005);w: (-0.05700499999999999,1.35572,0.46601800000000004);t: (-0.649,1.52939,0.68);r: (-0.500441,0.743324,0.5217109999999999);r: (-0.606068,0.743321,0.524829);f: (-0.165225,0.7442479999999999,0.557615);k: (-0.07699199999999999,0.733425,0.531662);f: (-0.20802600000000002,0.7442439999999999,0.557671);k: (-0.030993,0.7334229999999999,0.530651);g: (-0.595001,1.233,0.468999);g: (-0.7159989999999999,1.23301,0.46900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pwwooccfksfksrr</text:p>
          </table:table-cell>
          <table:table-cell office:value-type="string" calcext:value-type="string">
            <text:p>pwocfksfksr</text:p>
          </table:table-cell>
          <table:table-cell office:value-type="string" calcext:value-type="string">
            <text:p>p,p,w,w,o,o,c,c,f,k,s,f,k,s,r,r</text:p>
          </table:table-cell>
          <table:table-cell office:value-type="string" calcext:value-type="string">
            <text:p>pwocz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c: (-0.525007,0.923283,0.438);c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ppwwggeerrkkss</text:p>
          </table:table-cell>
          <table:table-cell office:value-type="string" calcext:value-type="string">
            <text:p>pwgerks</text:p>
          </table:table-cell>
          <table:table-cell office:value-type="string" calcext:value-type="string">
            <text:p>p,w,g,e,r,k,s</text:p>
          </table:table-cell>
          <table:table-cell office:value-type="string" calcext:value-type="string">
            <text:p>pwgz</text:p>
          </table:table-cell>
          <table:table-cell office:value-type="string" calcext:value-type="string">
            <text:p>p,w,g,z</text:p>
          </table:table-cell>
          <table:table-cell office:value-type="string" calcext:value-type="string">
            <text:p>p: (0.008034,0.957082,0.6890539999999999);p: (0.008041,0.9296049999999999,0.68902);w: (0.083,1.35572,0.466);w: (-0.05700499999999999,1.35572,0.46601800000000004);g: (-0.7159989999999999,1.23301,0.469001);g: (-0.595001,1.233,0.468999);e: (-0.765776,0.742873,0.515548);e: (-0.7940520000000001,0.7428739999999999,0.503884);r: (-0.500441,0.743324,0.5217109999999999);r: (-0.606068,0.743321,0.524829);k: (-0.030993,0.7334229999999999,0.530651);k: (-0.07699199999999999,0.733425,0.531662);s: (0.146585,0.7467189999999999,0.516146);s: (0.10966,0.7466,0.505875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7159989999999999,1.23301,0.469001);g1: (-0.595001,1.233,0.468999);e: (-0.765776,0.742873,0.515548);e1: (-0.7940520000000001,0.7428739999999999,0.503884);r: (-0.500441,0.743324,0.5217109999999999);r1: (-0.606068,0.743321,0.524829);k: (-0.030993,0.7334229999999999,0.530651);k1: (-0.07699199999999999,0.733425,0.531662);s: (0.146585,0.7467189999999999,0.516146);s1: (0.10966,0.7466,0.505875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w,g,e,r,k,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82])" office:value-type="float" office:value="7" calcext:value-type="float">
            <text:p>7</text:p>
          </table:table-cell>
          <table:table-cell office:value-type="float" office:value="0.605" calcext:value-type="float">
            <text:p>0.605</text:p>
          </table:table-cell>
          <table:table-cell table:formula="of:=LEN([.E8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poocctfkfkrrwwg</text:p>
          </table:table-cell>
          <table:table-cell office:value-type="string" calcext:value-type="string">
            <text:p>poctfkfkrwg</text:p>
          </table:table-cell>
          <table:table-cell office:value-type="string" calcext:value-type="string">
            <text:p>p,p,o,o,c,c,t,f,k,f,k,r,r,w,w,g</text:p>
          </table:table-cell>
          <table:table-cell office:value-type="string" calcext:value-type="string">
            <text:p>poctzwg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o: (-0.185,0.928,0.48103500000000005);o: (-0.18499200000000002,0.915077,0.481025);c: (-0.7949970000000001,0.9232809999999999,0.438);c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: (-0.05700499999999999,1.35572,0.46601800000000004);g: (-0.595001,1.233,0.46899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pwwffkkssooccrr</text:p>
          </table:table-cell>
          <table:table-cell office:value-type="string" calcext:value-type="string">
            <text:p>pwfksocr</text:p>
          </table:table-cell>
          <table:table-cell office:value-type="string" calcext:value-type="string">
            <text:p>p,w,f,k,s,o,c,r</text:p>
          </table:table-cell>
          <table:table-cell office:value-type="string" calcext:value-type="string">
            <text:p>pwzocy</text:p>
          </table:table-cell>
          <table:table-cell office:value-type="string" calcext:value-type="string">
            <text:p>p,w,z,o,c,y</text:p>
          </table:table-cell>
          <table:table-cell office:value-type="string" calcext:value-type="string">
            <text:p>p: (0.008034,0.957082,0.6890539999999999);p: (0.008041,0.9296049999999999,0.68902);w: (-0.05700499999999999,1.35572,0.46601800000000004);w: (-0.196022,1.35572,0.466005);f: (-0.20802600000000002,0.7442439999999999,0.557671);f: (-0.251825,0.744246,0.557668);k: (-0.030993,0.7334229999999999,0.530651);k: (-0.07699199999999999,0.733425,0.531662);s: (0.10966,0.7466,0.505875);s: (0.071911,0.746328,0.519848);o: (-0.18499200000000002,0.915077,0.481025);o: (-0.185,0.928,0.48103500000000005);c: (-0.525007,0.923283,0.438);c: (-0.66,0.9232809999999999,0.438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w: (-0.05700499999999999,1.35572,0.46601800000000004);w1: (-0.196022,1.35572,0.466005);f: (-0.20802600000000002,0.7442439999999999,0.557671);f1: (-0.251825,0.744246,0.557668);k: (-0.030993,0.7334229999999999,0.530651);k1: (-0.07699199999999999,0.733425,0.531662);s: (0.10966,0.7466,0.505875);s1: (0.071911,0.746328,0.519848);o: (-0.18499200000000002,0.915077,0.481025);o1: (-0.185,0.928,0.48103500000000005);c: (-0.525007,0.923283,0.438);c1: (-0.66,0.9232809999999999,0.438);r: (-0.500441,0.743324,0.5217109999999999);r1: (-0.606068,0.743321,0.52482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w,f,k,s,c,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84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E84])" office:value-type="float" office:value="6" calcext:value-type="float">
            <text:p>6</text:p>
          </table:table-cell>
          <table:table-cell table:number-columns-repeated="1006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Default" table:number-columns-repeated="14"/>
          <table:table-cell table:style-name="Default" table:formula="of:=SUM([.O2:.O84])/29" office:value-type="float" office:value="0.706137931034483" calcext:value-type="float">
            <text:p>0.706137931034483</text:p>
          </table:table-cell>
          <table:table-cell table:style-name="Default"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09:13:31.805611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5T12:58:05.162741474</dc:date>
    <meta:editing-duration>P3DT5H1M22S</meta:editing-duration>
    <meta:editing-cycles>17</meta:editing-cycles>
    <meta:generator>LibreOffice/6.0.7.3$Linux_X86_64 LibreOffice_project/00m0$Build-3</meta:generator>
    <meta:document-statistic meta:table-count="1" meta:cell-count="954" meta:object-count="0"/>
  </office:meta>
</office:document-meta>
</file>